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T1_4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>
      <style:text-properties fo:background-color="#ffffff"/>
    </style:style>
    <style:style style:name="T3_26" style:family="text">
      <style:text-properties fo:background-color="#ffffff"/>
    </style:style>
    <style:style style:name="T3_27" style:family="text">
      <style:text-properties fo:background-color="#ffffff"/>
    </style:style>
    <style:style style:name="T3_28" style:family="text">
      <style:text-properties fo:background-color="#ffffff"/>
    </style:style>
    <style:style style:name="T3_29" style:family="text">
      <style:text-properties fo:background-color="#ffffff"/>
    </style:style>
    <style:style style:name="T3_30" style:family="text">
      <style:text-properties fo:background-color="#ffffff"/>
    </style:style>
    <style:style style:name="T3_31" style:family="text">
      <style:text-properties fo:background-color="#ffffff"/>
    </style:style>
    <style:style style:name="T3_32" style:family="text">
      <style:text-properties fo:background-color="#ffffff"/>
    </style:style>
    <style:style style:name="T3_33" style:family="text">
      <style:text-properties fo:background-color="#ffffff"/>
    </style:style>
    <style:style style:name="T3_34" style:family="text">
      <style:text-properties fo:background-color="#ffffff"/>
    </style:style>
    <style:style style:name="T3_35" style:family="text">
      <style:text-properties fo:background-color="#ffffff"/>
    </style:style>
    <style:style style:name="T3_36" style:family="text">
      <style:text-properties fo:background-color="#ffffff"/>
    </style:style>
    <style:style style:name="T3_37" style:family="text">
      <style:text-properties fo:background-color="#ffffff"/>
    </style:style>
    <style:style style:name="T3_38" style:family="text">
      <style:text-properties fo:background-color="#ffffff"/>
    </style:style>
    <style:style style:name="T3_39" style:family="text">
      <style:text-properties fo:background-color="#ffffff"/>
    </style:style>
    <style:style style:name="T3_40" style:family="text">
      <style:text-properties fo:background-color="#ffffff"/>
    </style:style>
    <style:style style:name="T3_41" style:family="text">
      <style:text-properties fo:background-color="#ffffff"/>
    </style:style>
    <style:style style:name="T3_42" style:family="text">
      <style:text-properties fo:background-color="#ffffff"/>
    </style:style>
    <style:style style:name="T3_43" style:family="text">
      <style:text-properties fo:background-color="#ffffff"/>
    </style:style>
    <style:style style:name="T3_44" style:family="text">
      <style:text-properties fo:background-color="#ffffff"/>
    </style:style>
    <style:style style:name="T3_45" style:family="text">
      <style:text-properties fo:background-color="#ffffff"/>
    </style:style>
    <style:style style:name="T3_46" style:family="text">
      <style:text-properties fo:background-color="#ffffff"/>
    </style:style>
    <style:style style:name="T3_47" style:family="text">
      <style:text-properties fo:background-color="#ffffff"/>
    </style:style>
    <style:style style:name="T3_48" style:family="text">
      <style:text-properties fo:background-color="#ffffff"/>
    </style:style>
    <style:style style:name="T3_49" style:family="text">
      <style:text-properties fo:background-color="#ffffff"/>
    </style:style>
    <style:style style:name="T3_50" style:family="text">
      <style:text-properties fo:background-color="#ffffff"/>
    </style:style>
    <style:style style:name="T3_51" style:family="text">
      <style:text-properties fo:background-color="#ffffff"/>
    </style:style>
    <style:style style:name="T3_52" style:family="text">
      <style:text-properties fo:background-color="#ffffff"/>
    </style:style>
    <style:style style:name="T3_53" style:family="text">
      <style:text-properties fo:background-color="#ffffff"/>
    </style:style>
    <style:style style:name="T3_54" style:family="text">
      <style:text-properties fo:background-color="#ffffff"/>
    </style:style>
    <style:style style:name="T3_55" style:family="text">
      <style:text-properties fo:background-color="#ffffff"/>
    </style:style>
    <style:style style:name="T3_56" style:family="text">
      <style:text-properties fo:background-color="#ffffff"/>
    </style:style>
    <style:style style:name="T3_57" style:family="text">
      <style:text-properties fo:background-color="#ffffff"/>
    </style:style>
    <style:style style:name="T3_58" style:family="text">
      <style:text-properties fo:background-color="#ffffff"/>
    </style:style>
    <style:style style:name="T3_59" style:family="text">
      <style:text-properties fo:background-color="#ffffff"/>
    </style:style>
    <style:style style:name="T3_60" style:family="text">
      <style:text-properties fo:background-color="#ffffff"/>
    </style:style>
    <style:style style:name="T3_61" style:family="text">
      <style:text-properties fo:background-color="#ffffff"/>
    </style:style>
    <style:style style:name="T3_62" style:family="text">
      <style:text-properties fo:background-color="#ffffff"/>
    </style:style>
    <style:style style:name="T3_63" style:family="text">
      <style:text-properties fo:background-color="#ffffff"/>
    </style:style>
    <style:style style:name="T3_64" style:family="text">
      <style:text-properties fo:background-color="#ffffff"/>
    </style:style>
    <style:style style:name="T3_65" style:family="text">
      <style:text-properties fo:background-color="#ffffff"/>
    </style:style>
    <style:style style:name="T3_66" style:family="text">
      <style:text-properties fo:background-color="#ffffff"/>
    </style:style>
    <style:style style:name="T3_67" style:family="text">
      <style:text-properties fo:background-color="#ffffff"/>
    </style:style>
    <style:style style:name="T3_68" style:family="text">
      <style:text-properties fo:background-color="#ffffff"/>
    </style:style>
    <style:style style:name="T3_69" style:family="text">
      <style:text-properties fo:background-color="#ffffff"/>
    </style:style>
    <style:style style:name="T3_70" style:family="text">
      <style:text-properties fo:background-color="#ffffff"/>
    </style:style>
    <style:style style:name="T3_71" style:family="text">
      <style:text-properties fo:background-color="#ffffff"/>
    </style:style>
    <style:style style:name="T3_72" style:family="text">
      <style:text-properties fo:background-color="#ffffff"/>
    </style:style>
    <style:style style:name="T3_73" style:family="text">
      <style:text-properties fo:background-color="#ffffff"/>
    </style:style>
    <style:style style:name="T3_74" style:family="text">
      <style:text-properties fo:background-color="#ffffff"/>
    </style:style>
    <style:style style:name="T3_75" style:family="text">
      <style:text-properties fo:background-color="#ffffff"/>
    </style:style>
    <style:style style:name="T3_76" style:family="text">
      <style:text-properties fo:background-color="#ffffff"/>
    </style:style>
    <style:style style:name="T3_77" style:family="text">
      <style:text-properties fo:background-color="#ffffff"/>
    </style:style>
    <style:style style:name="T3_78" style:family="text">
      <style:text-properties fo:background-color="#ffffff"/>
    </style:style>
    <style:style style:name="T3_79" style:family="text">
      <style:text-properties fo:background-color="#ffffff"/>
    </style:style>
    <style:style style:name="T3_80" style:family="text">
      <style:text-properties fo:background-color="#ffffff"/>
    </style:style>
    <style:style style:name="T3_81" style:family="text">
      <style:text-properties fo:background-color="#ffffff"/>
    </style:style>
    <style:style style:name="T3_82" style:family="text">
      <style:text-properties fo:background-color="#ffffff"/>
    </style:style>
    <style:style style:name="T3_83" style:family="text">
      <style:text-properties fo:background-color="#ffffff"/>
    </style:style>
    <style:style style:name="T3_84" style:family="text">
      <style:text-properties fo:background-color="#ffffff"/>
    </style:style>
    <style:style style:name="T3_85" style:family="text">
      <style:text-properties fo:background-color="#ffffff"/>
    </style:style>
    <style:style style:name="T3_86" style:family="text">
      <style:text-properties fo:background-color="#ffffff"/>
    </style:style>
    <style:style style:name="T3_87" style:family="text">
      <style:text-properties fo:background-color="#ffffff"/>
    </style:style>
    <style:style style:name="T3_88" style:family="text">
      <style:text-properties fo:background-color="#ffffff"/>
    </style:style>
    <style:style style:name="T3_89" style:family="text">
      <style:text-properties fo:background-color="#ffffff"/>
    </style:style>
    <style:style style:name="T3_90" style:family="text">
      <style:text-properties fo:background-color="#ffffff"/>
    </style:style>
    <style:style style:name="T3_91" style:family="text">
      <style:text-properties fo:background-color="#ffffff"/>
    </style:style>
    <style:style style:name="T3_92" style:family="text">
      <style:text-properties fo:background-color="#ffffff"/>
    </style:style>
    <style:style style:name="T3_93" style:family="text">
      <style:text-properties fo:background-color="#ffffff"/>
    </style:style>
    <style:style style:name="T3_94" style:family="text">
      <style:text-properties fo:background-color="#ffffff"/>
    </style:style>
    <style:style style:name="T3_95" style:family="text">
      <style:text-properties fo:background-color="#ffffff"/>
    </style:style>
    <style:style style:name="T3_96" style:family="text">
      <style:text-properties fo:background-color="#ffffff"/>
    </style:style>
    <style:style style:name="T3_97" style:family="text">
      <style:text-properties fo:background-color="#ffffff"/>
    </style:style>
    <style:style style:name="T3_98" style:family="text">
      <style:text-properties fo:background-color="#ffffff"/>
    </style:style>
    <style:style style:name="T3_99" style:family="text">
      <style:text-properties fo:background-color="#ffffff"/>
    </style:style>
    <style:style style:name="T3_100" style:family="text">
      <style:text-properties fo:background-color="#ffffff"/>
    </style:style>
    <style:style style:name="T3_101" style:family="text">
      <style:text-properties fo:background-color="#ffffff"/>
    </style:style>
    <style:style style:name="T3_102" style:family="text">
      <style:text-properties fo:background-color="#ffffff"/>
    </style:style>
    <style:style style:name="T3_103" style:family="text">
      <style:text-properties fo:background-color="#ffffff"/>
    </style:style>
    <style:style style:name="T3_104" style:family="text">
      <style:text-properties fo:background-color="#ffffff"/>
    </style:style>
    <style:style style:name="T3_105" style:family="text">
      <style:text-properties fo:background-color="#ffffff"/>
    </style:style>
    <style:style style:name="T3_106" style:family="text">
      <style:text-properties fo:background-color="#ffffff"/>
    </style:style>
    <style:style style:name="T3_107" style:family="text">
      <style:text-properties fo:background-color="#ffffff"/>
    </style:style>
    <style:style style:name="T3_108" style:family="text">
      <style:text-properties fo:background-color="#ffffff"/>
    </style:style>
    <style:style style:name="T3_109" style:family="text">
      <style:text-properties fo:background-color="#ffffff"/>
    </style:style>
    <style:style style:name="T3_110" style:family="text">
      <style:text-properties fo:background-color="#ffffff"/>
    </style:style>
    <style:style style:name="T3_111" style:family="text">
      <style:text-properties fo:background-color="#ffffff"/>
    </style:style>
    <style:style style:name="T3_112" style:family="text">
      <style:text-properties fo:background-color="#ffffff"/>
    </style:style>
    <style:style style:name="T3_113" style:family="text">
      <style:text-properties fo:background-color="#ffffff"/>
    </style:style>
    <style:style style:name="T3_114" style:family="text">
      <style:text-properties fo:background-color="#ffffff"/>
    </style:style>
    <style:style style:name="T3_115" style:family="text">
      <style:text-properties fo:background-color="#ffffff"/>
    </style:style>
    <style:style style:name="T3_116" style:family="text">
      <style:text-properties fo:background-color="#ffffff"/>
    </style:style>
    <style:style style:name="T3_117" style:family="text">
      <style:text-properties fo:background-color="#ffffff"/>
    </style:style>
    <style:style style:name="T3_118" style:family="text">
      <style:text-properties fo:background-color="#ffffff"/>
    </style:style>
    <style:style style:name="T3_119" style:family="text">
      <style:text-properties fo:background-color="#ffffff"/>
    </style:style>
    <style:style style:name="T3_120" style:family="text">
      <style:text-properties fo:background-color="#ffffff"/>
    </style:style>
    <style:style style:name="T3_121" style:family="text">
      <style:text-properties fo:background-color="#ffffff"/>
    </style:style>
    <style:style style:name="T3_122" style:family="text">
      <style:text-properties fo:background-color="#ffffff"/>
    </style:style>
    <style:style style:name="T3_123" style:family="text">
      <style:text-properties fo:background-color="#ffffff"/>
    </style:style>
    <style:style style:name="T3_124" style:family="text">
      <style:text-properties fo:background-color="#ffffff"/>
    </style:style>
    <style:style style:name="T3_125" style:family="text">
      <style:text-properties fo:background-color="#ffffff"/>
    </style:style>
    <style:style style:name="T3_126" style:family="text">
      <style:text-properties fo:background-color="#ffffff"/>
    </style:style>
    <style:style style:name="T3_127" style:family="text">
      <style:text-properties fo:background-color="#ffffff"/>
    </style:style>
    <style:style style:name="T3_128" style:family="text">
      <style:text-properties fo:background-color="#ffffff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>
      <style:text-properties fo:background-color="#ffffff"/>
    </style:style>
    <style:style style:name="T5_6" style:family="text">
      <style:text-properties fo:background-color="#ffffff"/>
    </style:style>
    <style:style style:name="T5_7" style:family="text">
      <style:text-properties fo:background-color="#ffffff"/>
    </style:style>
    <style:style style:name="T5_8" style:family="text">
      <style:text-properties fo:background-color="#ffffff"/>
    </style:style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/>
    </style:style>
    <style:style style:name="T5_18" style:family="text">
      <style:text-properties fo:background-color="#ffffff"/>
    </style:style>
    <style:style style:name="T5_19" style:family="text">
      <style:text-properties fo:background-color="#ffffff"/>
    </style:style>
    <style:style style:name="T5_20" style:family="text">
      <style:text-properties fo:background-color="#ffffff"/>
    </style:style>
    <style:style style:name="T5_21" style:family="text">
      <style:text-properties fo:background-color="#ffffff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T5_29" style:family="text">
      <style:text-properties fo:background-color="#ffffff"/>
    </style:style>
    <style:style style:name="T5_30" style:family="text">
      <style:text-properties fo:background-color="#ffffff"/>
    </style:style>
    <style:style style:name="T5_31" style:family="text">
      <style:text-properties fo:background-color="#ffffff"/>
    </style:style>
    <style:style style:name="T5_32" style:family="text">
      <style:text-properties fo:background-color="#ffffff"/>
    </style:style>
    <style:style style:name="T5_33" style:family="text">
      <style:text-properties fo:background-color="#ffffff"/>
    </style:style>
    <style:style style:name="T5_34" style:family="text">
      <style:text-properties fo:background-color="#ffffff"/>
    </style:style>
    <style:style style:name="T5_35" style:family="text">
      <style:text-properties fo:background-color="#ffffff"/>
    </style:style>
    <style:style style:name="T5_36" style:family="text">
      <style:text-properties fo:background-color="#ffffff"/>
    </style:style>
    <style:style style:name="T5_37" style:family="text">
      <style:text-properties fo:background-color="#ffffff"/>
    </style:style>
    <style:style style:name="T5_38" style:family="text">
      <style:text-properties fo:background-color="#ffffff"/>
    </style:style>
    <style:style style:name="T5_39" style:family="text">
      <style:text-properties fo:background-color="#ffffff"/>
    </style:style>
    <style:style style:name="T5_40" style:family="text">
      <style:text-properties fo:background-color="#ffffff"/>
    </style:style>
    <style:style style:name="T5_41" style:family="text">
      <style:text-properties fo:background-color="#ffffff"/>
    </style:style>
    <style:style style:name="T5_42" style:family="text">
      <style:text-properties fo:background-color="#ffffff"/>
    </style:style>
    <style:style style:name="T5_43" style:family="text">
      <style:text-properties fo:background-color="#ffffff"/>
    </style:style>
    <style:style style:name="T5_44" style:family="text">
      <style:text-properties fo:background-color="#ffffff"/>
    </style:style>
    <style:style style:name="T5_45" style:family="text">
      <style:text-properties fo:background-color="#ffffff"/>
    </style:style>
    <style:style style:name="T5_46" style:family="text">
      <style:text-properties fo:background-color="#ffffff"/>
    </style:style>
    <style:style style:name="T5_47" style:family="text">
      <style:text-properties fo:background-color="#ffffff"/>
    </style:style>
    <style:style style:name="T5_48" style:family="text">
      <style:text-properties fo:background-color="#ffffff"/>
    </style:style>
    <style:style style:name="T5_49" style:family="text">
      <style:text-properties fo:background-color="#ffffff"/>
    </style:style>
    <style:style style:name="T5_50" style:family="text">
      <style:text-properties fo:background-color="#ffffff"/>
    </style:style>
    <style:style style:name="T5_51" style:family="text">
      <style:text-properties fo:background-color="#ffffff"/>
    </style:style>
    <style:style style:name="T5_52" style:family="text">
      <style:text-properties fo:background-color="#ffffff"/>
    </style:style>
    <style:style style:name="T5_53" style:family="text">
      <style:text-properties fo:background-color="#ffffff"/>
    </style:style>
    <style:style style:name="T5_54" style:family="text">
      <style:text-properties fo:background-color="#ffffff"/>
    </style:style>
    <style:style style:name="T5_55" style:family="text">
      <style:text-properties fo:background-color="#ffffff"/>
    </style:style>
    <style:style style:name="T5_56" style:family="text">
      <style:text-properties fo:background-color="#ffffff"/>
    </style:style>
    <style:style style:name="T5_57" style:family="text">
      <style:text-properties fo:background-color="#ffffff"/>
    </style:style>
    <style:style style:name="T5_58" style:family="text">
      <style:text-properties fo:background-color="#ffffff"/>
    </style:style>
    <style:style style:name="T5_59" style:family="text">
      <style:text-properties fo:background-color="#ffffff"/>
    </style:style>
    <style:style style:name="T5_60" style:family="text">
      <style:text-properties fo:background-color="#ffffff"/>
    </style:style>
    <style:style style:name="T5_61" style:family="text">
      <style:text-properties fo:background-color="#ffffff"/>
    </style:style>
    <style:style style:name="T5_62" style:family="text">
      <style:text-properties fo:background-color="#ffffff"/>
    </style:style>
    <style:style style:name="T5_63" style:family="text">
      <style:text-properties fo:background-color="#ffffff"/>
    </style:style>
    <style:style style:name="T5_64" style:family="text">
      <style:text-properties fo:background-color="#ffffff"/>
    </style:style>
    <style:style style:name="T5_65" style:family="text">
      <style:text-properties fo:background-color="#ffffff"/>
    </style:style>
    <style:style style:name="T5_66" style:family="text">
      <style:text-properties fo:background-color="#ffffff"/>
    </style:style>
    <style:style style:name="T5_67" style:family="text">
      <style:text-properties fo:background-color="#ffffff"/>
    </style:style>
    <style:style style:name="T5_68" style:family="text">
      <style:text-properties fo:background-color="#ffffff"/>
    </style:style>
    <style:style style:name="T5_69" style:family="text">
      <style:text-properties fo:background-color="#ffffff"/>
    </style:style>
    <style:style style:name="T5_70" style:family="text">
      <style:text-properties fo:background-color="#ffffff"/>
    </style:style>
    <style:style style:name="T5_71" style:family="text">
      <style:text-properties fo:background-color="#ffffff"/>
    </style:style>
    <style:style style:name="T5_72" style:family="text">
      <style:text-properties fo:background-color="#ffffff"/>
    </style:style>
    <style:style style:name="T5_73" style:family="text">
      <style:text-properties fo:background-color="#ffffff"/>
    </style:style>
    <style:style style:name="T5_74" style:family="text">
      <style:text-properties fo:background-color="#ffffff"/>
    </style:style>
    <style:style style:name="T5_75" style:family="text">
      <style:text-properties fo:background-color="#ffffff"/>
    </style:style>
    <style:style style:name="T5_76" style:family="text">
      <style:text-properties fo:background-color="#ffffff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T7_37" style:family="text">
      <style:text-properties fo:background-color="#ffffff"/>
    </style:style>
    <style:style style:name="T7_38" style:family="text">
      <style:text-properties fo:background-color="#ffffff"/>
    </style:style>
    <style:style style:name="T7_39" style:family="text">
      <style:text-properties fo:background-color="#ffffff"/>
    </style:style>
    <style:style style:name="T7_40" style:family="text">
      <style:text-properties fo:background-color="#ffffff"/>
    </style:style>
    <style:style style:name="T7_41" style:family="text">
      <style:text-properties fo:background-color="#ffffff"/>
    </style:style>
    <style:style style:name="T7_42" style:family="text">
      <style:text-properties fo:background-color="#ffffff"/>
    </style:style>
    <style:style style:name="T7_43" style:family="text">
      <style:text-properties fo:background-color="#ffffff"/>
    </style:style>
    <style:style style:name="T7_44" style:family="text">
      <style:text-properties fo:background-color="#ffffff"/>
    </style:style>
    <style:style style:name="T7_45" style:family="text">
      <style:text-properties fo:background-color="#ffffff"/>
    </style:style>
    <style:style style:name="T7_46" style:family="text">
      <style:text-properties fo:background-color="#ffffff"/>
    </style:style>
    <style:style style:name="T7_47" style:family="text">
      <style:text-properties fo:background-color="#ffffff"/>
    </style:style>
    <style:style style:name="T7_48" style:family="text">
      <style:text-properties fo:background-color="#ffffff"/>
    </style:style>
    <style:style style:name="T7_49" style:family="text">
      <style:text-properties fo:background-color="#ffffff"/>
    </style:style>
    <style:style style:name="T7_50" style:family="text">
      <style:text-properties fo:background-color="#ffffff"/>
    </style:style>
    <style:style style:name="T7_51" style:family="text">
      <style:text-properties fo:background-color="#ffffff"/>
    </style:style>
    <style:style style:name="T7_52" style:family="text">
      <style:text-properties fo:background-color="#ffffff"/>
    </style:style>
    <style:style style:name="T7_53" style:family="text">
      <style:text-properties fo:background-color="#ffffff"/>
    </style:style>
    <style:style style:name="T7_54" style:family="text">
      <style:text-properties fo:background-color="#ffffff"/>
    </style:style>
    <style:style style:name="T7_55" style:family="text">
      <style:text-properties fo:background-color="#ffffff"/>
    </style:style>
    <style:style style:name="T7_56" style:family="text">
      <style:text-properties fo:background-color="#ffffff"/>
    </style:style>
    <style:style style:name="T7_57" style:family="text">
      <style:text-properties fo:background-color="#ffffff"/>
    </style:style>
    <style:style style:name="T7_58" style:family="text">
      <style:text-properties fo:background-color="#ffffff"/>
    </style:style>
    <style:style style:name="T7_59" style:family="text">
      <style:text-properties fo:background-color="#ffffff"/>
    </style:style>
    <style:style style:name="T7_60" style:family="text">
      <style:text-properties fo:background-color="#ffffff"/>
    </style:style>
    <style:style style:name="T7_61" style:family="text">
      <style:text-properties fo:background-color="#ffffff"/>
    </style:style>
    <style:style style:name="T7_62" style:family="text">
      <style:text-properties fo:background-color="#ffffff"/>
    </style:style>
    <style:style style:name="T7_63" style:family="text">
      <style:text-properties fo:background-color="#ffffff"/>
    </style:style>
    <style:style style:name="T7_64" style:family="text">
      <style:text-properties fo:background-color="#ffffff"/>
    </style:style>
    <style:style style:name="T7_65" style:family="text">
      <style:text-properties fo:background-color="#ffffff"/>
    </style:style>
    <style:style style:name="T7_66" style:family="text">
      <style:text-properties fo:background-color="#ffffff"/>
    </style:style>
    <style:style style:name="T7_67" style:family="text">
      <style:text-properties fo:background-color="#ffffff"/>
    </style:style>
    <style:style style:name="T7_68" style:family="text">
      <style:text-properties fo:background-color="#ffffff"/>
    </style:style>
    <style:style style:name="T7_69" style:family="text">
      <style:text-properties fo:background-color="#ffffff"/>
    </style:style>
    <style:style style:name="T7_70" style:family="text">
      <style:text-properties fo:background-color="#ffffff"/>
    </style:style>
    <style:style style:name="T7_71" style:family="text">
      <style:text-properties fo:background-color="#ffffff"/>
    </style:style>
    <style:style style:name="T7_72" style:family="text">
      <style:text-properties fo:background-color="#ffffff"/>
    </style:style>
    <style:style style:name="T7_73" style:family="text">
      <style:text-properties fo:background-color="#ffffff"/>
    </style:style>
    <style:style style:name="T7_74" style:family="text">
      <style:text-properties fo:background-color="#ffffff"/>
    </style:style>
    <style:style style:name="T7_75" style:family="text">
      <style:text-properties fo:background-color="#ffffff"/>
    </style:style>
    <style:style style:name="T7_76" style:family="text">
      <style:text-properties fo:background-color="#ffffff"/>
    </style:style>
    <style:style style:name="T7_77" style:family="text">
      <style:text-properties fo:background-color="#ffffff"/>
    </style:style>
    <style:style style:name="T7_78" style:family="text">
      <style:text-properties fo:background-color="#ffffff"/>
    </style:style>
    <style:style style:name="T7_79" style:family="text">
      <style:text-properties fo:background-color="#ffffff"/>
    </style:style>
    <style:style style:name="T7_80" style:family="text">
      <style:text-properties fo:background-color="#ffffff"/>
    </style:style>
    <style:style style:name="T7_81" style:family="text">
      <style:text-properties fo:background-color="#ffffff"/>
    </style:style>
    <style:style style:name="T7_82" style:family="text">
      <style:text-properties fo:background-color="#ffffff"/>
    </style:style>
    <style:style style:name="T7_83" style:family="text">
      <style:text-properties fo:background-color="#ffffff"/>
    </style:style>
    <style:style style:name="T7_84" style:family="text">
      <style:text-properties fo:background-color="#ffffff"/>
    </style:style>
    <style:style style:name="T7_85" style:family="text">
      <style:text-properties fo:background-color="#ffffff"/>
    </style:style>
    <style:style style:name="T7_86" style:family="text">
      <style:text-properties fo:background-color="#ffffff"/>
    </style:style>
    <style:style style:name="T7_87" style:family="text">
      <style:text-properties fo:background-color="#ffffff"/>
    </style:style>
    <style:style style:name="T7_88" style:family="text">
      <style:text-properties fo:background-color="#ffffff"/>
    </style:style>
    <style:style style:name="T7_89" style:family="text">
      <style:text-properties fo:background-color="#ffffff"/>
    </style:style>
    <style:style style:name="T7_90" style:family="text">
      <style:text-properties fo:background-color="#ffffff"/>
    </style:style>
    <style:style style:name="T7_91" style:family="text">
      <style:text-properties fo:background-color="#ffffff"/>
    </style:style>
    <style:style style:name="T7_92" style:family="text">
      <style:text-properties fo:background-color="#ffffff"/>
    </style:style>
    <style:style style:name="T7_93" style:family="text">
      <style:text-properties fo:background-color="#ffffff"/>
    </style:style>
    <style:style style:name="T7_94" style:family="text">
      <style:text-properties fo:background-color="#ffffff"/>
    </style:style>
    <style:style style:name="T7_95" style:family="text">
      <style:text-properties fo:background-color="#ffffff"/>
    </style:style>
    <style:style style:name="T7_96" style:family="text">
      <style:text-properties fo:background-color="#ffffff"/>
    </style:style>
    <style:style style:name="T7_97" style:family="text">
      <style:text-properties fo:background-color="#ffffff"/>
    </style:style>
    <style:style style:name="T7_98" style:family="text">
      <style:text-properties fo:background-color="#ffffff"/>
    </style:style>
    <style:style style:name="T7_99" style:family="text">
      <style:text-properties fo:background-color="#ffffff"/>
    </style:style>
    <style:style style:name="T7_100" style:family="text">
      <style:text-properties fo:background-color="#ffffff"/>
    </style:style>
    <style:style style:name="T7_101" style:family="text">
      <style:text-properties fo:background-color="#ffffff"/>
    </style:style>
    <style:style style:name="T7_102" style:family="text">
      <style:text-properties fo:background-color="#ffffff"/>
    </style:style>
    <style:style style:name="T7_103" style:family="text">
      <style:text-properties fo:background-color="#ffffff"/>
    </style:style>
    <style:style style:name="P8" style:family="paragraph" style:parent-style-name="Standard">
      <style:paragraph-properties fo:break-before="auto" fo:text-indent="0cm" fo:line-height="115%" fo:margin-left="0cm" style:writing-mode="lr-tb"/>
      <style:text-properties fo:background-color="#ffffff"/>
    </style:style>
    <style:style style:name="P9" style:family="paragraph" style:parent-style-name="Standard">
      <style:paragraph-properties fo:break-before="auto" fo:text-indent="0cm" fo:line-height="115%" fo:margin-left="0cm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T9_42" style:family="text">
      <style:text-properties fo:background-color="#ffffff"/>
    </style:style>
    <style:style style:name="T9_43" style:family="text">
      <style:text-properties fo:background-color="#ffffff"/>
    </style:style>
    <style:style style:name="T9_44" style:family="text">
      <style:text-properties fo:background-color="#ffffff"/>
    </style:style>
    <style:style style:name="T9_45" style:family="text">
      <style:text-properties fo:background-color="#ffffff"/>
    </style:style>
    <style:style style:name="T9_46" style:family="text">
      <style:text-properties fo:background-color="#ffffff"/>
    </style:style>
    <style:style style:name="T9_47" style:family="text">
      <style:text-properties fo:background-color="#ffffff"/>
    </style:style>
    <style:style style:name="T9_48" style:family="text">
      <style:text-properties fo:background-color="#ffffff"/>
    </style:style>
    <style:style style:name="T9_49" style:family="text">
      <style:text-properties fo:background-color="#ffffff"/>
    </style:style>
    <style:style style:name="T9_50" style:family="text">
      <style:text-properties fo:background-color="#ffffff"/>
    </style:style>
    <style:style style:name="T9_51" style:family="text">
      <style:text-properties fo:background-color="#ffffff"/>
    </style:style>
    <style:style style:name="T9_52" style:family="text">
      <style:text-properties fo:background-color="#ffffff"/>
    </style:style>
    <style:style style:name="T9_53" style:family="text">
      <style:text-properties fo:background-color="#ffffff"/>
    </style:style>
    <style:style style:name="T9_54" style:family="text">
      <style:text-properties fo:background-color="#ffffff"/>
    </style:style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T9_57" style:family="text">
      <style:text-properties fo:background-color="#ffffff"/>
    </style:style>
    <style:style style:name="T9_58" style:family="text">
      <style:text-properties fo:background-color="#ffffff"/>
    </style:style>
    <style:style style:name="T9_59" style:family="text">
      <style:text-properties fo:background-color="#ffffff"/>
    </style:style>
    <style:style style:name="T9_60" style:family="text">
      <style:text-properties fo:background-color="#ffffff"/>
    </style:style>
    <style:style style:name="T9_61" style:family="text">
      <style:text-properties fo:background-color="#ffffff"/>
    </style:style>
    <style:style style:name="T9_62" style:family="text">
      <style:text-properties fo:background-color="#ffffff"/>
    </style:style>
    <style:style style:name="T9_63" style:family="text">
      <style:text-properties fo:background-color="#ffffff"/>
    </style:style>
    <style:style style:name="T9_64" style:family="text">
      <style:text-properties fo:background-color="#ffffff"/>
    </style:style>
    <style:style style:name="T9_65" style:family="text">
      <style:text-properties fo:background-color="#ffffff"/>
    </style:style>
    <style:style style:name="T9_66" style:family="text">
      <style:text-properties fo:background-color="#ffffff"/>
    </style:style>
    <style:style style:name="T9_67" style:family="text">
      <style:text-properties fo:background-color="#ffffff"/>
    </style:style>
    <style:style style:name="T9_68" style:family="text">
      <style:text-properties fo:background-color="#ffffff"/>
    </style:style>
    <style:style style:name="T9_69" style:family="text">
      <style:text-properties fo:background-color="#ffffff"/>
    </style:style>
    <style:style style:name="T9_70" style:family="text">
      <style:text-properties fo:background-color="#ffffff"/>
    </style:style>
    <style:style style:name="T9_71" style:family="text">
      <style:text-properties fo:background-color="#ffffff"/>
    </style:style>
    <style:style style:name="T9_72" style:family="text">
      <style:text-properties fo:background-color="#ffffff"/>
    </style:style>
    <style:style style:name="T9_73" style:family="text">
      <style:text-properties fo:background-color="#ffffff"/>
    </style:style>
    <style:style style:name="T9_74" style:family="text">
      <style:text-properties fo:background-color="#ffffff"/>
    </style:style>
    <style:style style:name="T9_75" style:family="text">
      <style:text-properties fo:background-color="#ffffff"/>
    </style:style>
    <style:style style:name="T9_76" style:family="text">
      <style:text-properties fo:background-color="#ffffff"/>
    </style:style>
    <style:style style:name="T9_77" style:family="text">
      <style:text-properties fo:background-color="#ffffff"/>
    </style:style>
    <style:style style:name="T9_78" style:family="text">
      <style:text-properties fo:background-color="#ffffff"/>
    </style:style>
    <style:style style:name="T9_79" style:family="text">
      <style:text-properties fo:background-color="#ffffff"/>
    </style:style>
    <style:style style:name="T9_80" style:family="text">
      <style:text-properties fo:background-color="#ffffff"/>
    </style:style>
    <style:style style:name="T9_81" style:family="text">
      <style:text-properties fo:background-color="#ffffff"/>
    </style:style>
    <style:style style:name="T9_82" style:family="text">
      <style:text-properties fo:background-color="#ffffff"/>
    </style:style>
    <style:style style:name="P10" style:family="paragraph" style:parent-style-name="Standard">
      <style:paragraph-properties fo:break-before="auto" fo:text-indent="0cm" fo:line-height="115%" fo:margin-left="0cm" style:writing-mode="lr-tb"/>
      <style:text-properties fo:background-color="#ffffff"/>
    </style:style>
    <style:style style:name="P11" style:family="paragraph" style:parent-style-name="Standard">
      <style:paragraph-properties fo:break-before="auto" fo:text-indent="0cm" fo:line-height="115%" fo:margin-left="0cm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T11_38" style:family="text">
      <style:text-properties fo:background-color="#ffffff"/>
    </style:style>
    <style:style style:name="T11_39" style:family="text">
      <style:text-properties fo:background-color="#ffffff"/>
    </style:style>
    <style:style style:name="T11_40" style:family="text">
      <style:text-properties fo:background-color="#ffffff"/>
    </style:style>
    <style:style style:name="T11_41" style:family="text">
      <style:text-properties fo:background-color="#ffffff"/>
    </style:style>
    <style:style style:name="T11_42" style:family="text">
      <style:text-properties fo:background-color="#ffffff"/>
    </style:style>
    <style:style style:name="T11_43" style:family="text">
      <style:text-properties fo:background-color="#ffffff"/>
    </style:style>
    <style:style style:name="T11_44" style:family="text">
      <style:text-properties fo:background-color="#ffffff"/>
    </style:style>
    <style:style style:name="T11_45" style:family="text">
      <style:text-properties fo:background-color="#ffffff"/>
    </style:style>
    <style:style style:name="T11_46" style:family="text">
      <style:text-properties fo:background-color="#ffffff"/>
    </style:style>
    <style:style style:name="T11_47" style:family="text">
      <style:text-properties fo:background-color="#ffffff"/>
    </style:style>
    <style:style style:name="T11_48" style:family="text">
      <style:text-properties fo:background-color="#ffffff"/>
    </style:style>
    <style:style style:name="T11_49" style:family="text">
      <style:text-properties fo:background-color="#ffffff"/>
    </style:style>
    <style:style style:name="T11_50" style:family="text">
      <style:text-properties fo:background-color="#ffffff"/>
    </style:style>
    <style:style style:name="T11_51" style:family="text">
      <style:text-properties fo:background-color="#ffffff"/>
    </style:style>
    <style:style style:name="T11_52" style:family="text">
      <style:text-properties fo:background-color="#ffffff"/>
    </style:style>
    <style:style style:name="T11_53" style:family="text">
      <style:text-properties fo:background-color="#ffffff"/>
    </style:style>
    <style:style style:name="T11_54" style:family="text">
      <style:text-properties fo:background-color="#ffffff"/>
    </style:style>
    <style:style style:name="T11_55" style:family="text">
      <style:text-properties fo:background-color="#ffffff"/>
    </style:style>
    <style:style style:name="T11_56" style:family="text">
      <style:text-properties fo:background-color="#ffffff"/>
    </style:style>
    <style:style style:name="T11_57" style:family="text">
      <style:text-properties fo:background-color="#ffffff"/>
    </style:style>
    <style:style style:name="T11_58" style:family="text">
      <style:text-properties fo:background-color="#ffffff"/>
    </style:style>
    <style:style style:name="T11_59" style:family="text">
      <style:text-properties fo:background-color="#ffffff"/>
    </style:style>
    <style:style style:name="T11_60" style:family="text">
      <style:text-properties fo:background-color="#ffffff"/>
    </style:style>
    <style:style style:name="T11_61" style:family="text">
      <style:text-properties fo:background-color="#ffffff"/>
    </style:style>
    <style:style style:name="T11_62" style:family="text">
      <style:text-properties fo:background-color="#ffffff"/>
    </style:style>
    <style:style style:name="T11_63" style:family="text">
      <style:text-properties fo:background-color="#ffffff"/>
    </style:style>
    <style:style style:name="T11_64" style:family="text">
      <style:text-properties fo:background-color="#ffffff"/>
    </style:style>
    <style:style style:name="T11_65" style:family="text">
      <style:text-properties fo:background-color="#ffffff"/>
    </style:style>
    <style:style style:name="T11_66" style:family="text">
      <style:text-properties fo:background-color="#ffffff"/>
    </style:style>
    <style:style style:name="T11_67" style:family="text">
      <style:text-properties fo:background-color="#ffffff"/>
    </style:style>
    <style:style style:name="T11_68" style:family="text">
      <style:text-properties fo:background-color="#ffffff"/>
    </style:style>
    <style:style style:name="T11_69" style:family="text">
      <style:text-properties fo:background-color="#ffffff"/>
    </style:style>
    <style:style style:name="T11_70" style:family="text">
      <style:text-properties fo:background-color="#ffffff"/>
    </style:style>
    <style:style style:name="T11_71" style:family="text">
      <style:text-properties fo:background-color="#ffffff"/>
    </style:style>
    <style:style style:name="T11_72" style:family="text">
      <style:text-properties fo:background-color="#ffffff"/>
    </style:style>
    <style:style style:name="T11_73" style:family="text">
      <style:text-properties fo:background-color="#ffffff"/>
    </style:style>
    <style:style style:name="T11_74" style:family="text">
      <style:text-properties fo:background-color="#ffffff"/>
    </style:style>
    <style:style style:name="T11_75" style:family="text">
      <style:text-properties fo:background-color="#ffffff"/>
    </style:style>
    <style:style style:name="T11_76" style:family="text">
      <style:text-properties fo:background-color="#ffffff"/>
    </style:style>
    <style:style style:name="T11_77" style:family="text">
      <style:text-properties fo:background-color="#ffffff"/>
    </style:style>
    <style:style style:name="T11_78" style:family="text">
      <style:text-properties fo:background-color="#ffffff"/>
    </style:style>
    <style:style style:name="T11_79" style:family="text">
      <style:text-properties fo:background-color="#ffffff"/>
    </style:style>
    <style:style style:name="T11_80" style:family="text">
      <style:text-properties fo:background-color="#ffffff"/>
    </style:style>
    <style:style style:name="T11_81" style:family="text">
      <style:text-properties fo:background-color="#ffffff"/>
    </style:style>
    <style:style style:name="T11_82" style:family="text">
      <style:text-properties fo:background-color="#ffffff"/>
    </style:style>
    <style:style style:name="T11_83" style:family="text">
      <style:text-properties fo:background-color="#ffffff"/>
    </style:style>
    <style:style style:name="T11_84" style:family="text">
      <style:text-properties fo:background-color="#ffffff"/>
    </style:style>
    <style:style style:name="T11_85" style:family="text">
      <style:text-properties fo:background-color="#ffffff"/>
    </style:style>
    <style:style style:name="T11_86" style:family="text">
      <style:text-properties fo:background-color="#ffffff"/>
    </style:style>
    <style:style style:name="T11_87" style:family="text">
      <style:text-properties fo:background-color="#ffffff"/>
    </style:style>
    <style:style style:name="T11_88" style:family="text">
      <style:text-properties fo:background-color="#ffffff"/>
    </style:style>
    <style:style style:name="T11_89" style:family="text">
      <style:text-properties fo:background-color="#ffffff"/>
    </style:style>
    <style:style style:name="T11_90" style:family="text">
      <style:text-properties fo:background-color="#ffffff"/>
    </style:style>
    <style:style style:name="T11_91" style:family="text">
      <style:text-properties fo:background-color="#ffffff"/>
    </style:style>
    <style:style style:name="T11_92" style:family="text">
      <style:text-properties fo:background-color="#ffffff"/>
    </style:style>
    <style:style style:name="T11_93" style:family="text">
      <style:text-properties fo:background-color="#ffffff"/>
    </style:style>
    <style:style style:name="T11_94" style:family="text">
      <style:text-properties fo:background-color="#ffffff"/>
    </style:style>
    <style:style style:name="T11_95" style:family="text">
      <style:text-properties fo:background-color="#ffffff"/>
    </style:style>
    <style:style style:name="T11_96" style:family="text">
      <style:text-properties fo:background-color="#ffffff"/>
    </style:style>
    <style:style style:name="T11_97" style:family="text">
      <style:text-properties fo:background-color="#ffffff"/>
    </style:style>
    <style:style style:name="T11_98" style:family="text">
      <style:text-properties fo:background-color="#ffffff"/>
    </style:style>
    <style:style style:name="T11_99" style:family="text">
      <style:text-properties fo:background-color="#ffffff"/>
    </style:style>
    <style:style style:name="T11_100" style:family="text">
      <style:text-properties fo:background-color="#ffffff"/>
    </style:style>
    <style:style style:name="T11_101" style:family="text">
      <style:text-properties fo:background-color="#ffffff"/>
    </style:style>
    <style:style style:name="T11_102" style:family="text">
      <style:text-properties fo:background-color="#ffffff"/>
    </style:style>
    <style:style style:name="T11_103" style:family="text">
      <style:text-properties fo:background-color="#ffffff"/>
    </style:style>
    <style:style style:name="T11_104" style:family="text">
      <style:text-properties fo:background-color="#ffffff"/>
    </style:style>
    <style:style style:name="T11_105" style:family="text">
      <style:text-properties fo:background-color="#ffffff"/>
    </style:style>
    <style:style style:name="T11_106" style:family="text">
      <style:text-properties fo:background-color="#ffffff"/>
    </style:style>
    <style:style style:name="T11_107" style:family="text">
      <style:text-properties fo:background-color="#ffffff"/>
    </style:style>
    <style:style style:name="T11_108" style:family="text">
      <style:text-properties fo:background-color="#ffffff"/>
    </style:style>
    <style:style style:name="T11_109" style:family="text">
      <style:text-properties fo:background-color="#ffffff"/>
    </style:style>
    <style:style style:name="T11_110" style:family="text">
      <style:text-properties fo:background-color="#ffffff"/>
    </style:style>
    <style:style style:name="T11_111" style:family="text">
      <style:text-properties fo:background-color="#ffffff"/>
    </style:style>
    <style:style style:name="T11_112" style:family="text">
      <style:text-properties fo:background-color="#ffffff"/>
    </style:style>
    <style:style style:name="T11_113" style:family="text">
      <style:text-properties fo:background-color="#ffffff"/>
    </style:style>
    <style:style style:name="T11_114" style:family="text">
      <style:text-properties fo:background-color="#ffffff"/>
    </style:style>
    <style:style style:name="T11_115" style:family="text">
      <style:text-properties fo:background-color="#ffffff"/>
    </style:style>
    <style:style style:name="T11_116" style:family="text">
      <style:text-properties fo:background-color="#ffffff"/>
    </style:style>
    <style:style style:name="T11_117" style:family="text">
      <style:text-properties fo:background-color="#ffffff"/>
    </style:style>
    <style:style style:name="T11_118" style:family="text">
      <style:text-properties fo:background-color="#ffffff"/>
    </style:style>
    <style:style style:name="T11_119" style:family="text">
      <style:text-properties fo:background-color="#ffffff"/>
    </style:style>
    <style:style style:name="T11_120" style:family="text">
      <style:text-properties fo:background-color="#ffffff"/>
    </style:style>
    <style:style style:name="T11_121" style:family="text">
      <style:text-properties fo:background-color="#ffffff"/>
    </style:style>
    <style:style style:name="T11_122" style:family="text">
      <style:text-properties fo:background-color="#ffffff"/>
    </style:style>
    <style:style style:name="T11_123" style:family="text">
      <style:text-properties fo:background-color="#ffffff"/>
    </style:style>
    <style:style style:name="T11_124" style:family="text">
      <style:text-properties fo:background-color="#ffffff"/>
    </style:style>
    <style:style style:name="T11_125" style:family="text">
      <style:text-properties fo:background-color="#ffffff"/>
    </style:style>
    <style:style style:name="T11_126" style:family="text">
      <style:text-properties fo:background-color="#ffffff"/>
    </style:style>
    <style:style style:name="T11_127" style:family="text">
      <style:text-properties fo:background-color="#ffffff"/>
    </style:style>
    <style:style style:name="T11_128" style:family="text">
      <style:text-properties fo:background-color="#ffffff"/>
    </style:style>
    <style:style style:name="T11_129" style:family="text">
      <style:text-properties fo:background-color="#ffffff"/>
    </style:style>
    <style:style style:name="T11_130" style:family="text">
      <style:text-properties fo:background-color="#ffffff"/>
    </style:style>
    <style:style style:name="T11_131" style:family="text">
      <style:text-properties fo:background-color="#ffffff"/>
    </style:style>
    <style:style style:name="T11_132" style:family="text">
      <style:text-properties fo:background-color="#ffffff"/>
    </style:style>
    <style:style style:name="T11_133" style:family="text">
      <style:text-properties fo:background-color="#ffffff"/>
    </style:style>
    <style:style style:name="T11_134" style:family="text">
      <style:text-properties fo:background-color="#ffffff"/>
    </style:style>
    <style:style style:name="T11_135" style:family="text">
      <style:text-properties fo:background-color="#ffffff"/>
    </style:style>
    <style:style style:name="T11_136" style:family="text">
      <style:text-properties fo:background-color="#ffffff"/>
    </style:style>
    <style:style style:name="T11_137" style:family="text">
      <style:text-properties fo:background-color="#ffffff"/>
    </style:style>
    <style:style style:name="T11_138" style:family="text">
      <style:text-properties fo:background-color="#ffffff"/>
    </style:style>
    <style:style style:name="T11_139" style:family="text">
      <style:text-properties fo:background-color="#ffffff"/>
    </style:style>
    <style:style style:name="T11_140" style:family="text">
      <style:text-properties fo:background-color="#ffffff"/>
    </style:style>
    <style:style style:name="T11_141" style:family="text">
      <style:text-properties fo:background-color="#ffffff"/>
    </style:style>
    <style:style style:name="T11_142" style:family="text">
      <style:text-properties fo:background-color="#ffffff"/>
    </style:style>
    <style:style style:name="T11_143" style:family="text">
      <style:text-properties fo:background-color="#ffffff"/>
    </style:style>
    <style:style style:name="T11_144" style:family="text">
      <style:text-properties fo:background-color="#ffffff"/>
    </style:style>
    <style:style style:name="T11_145" style:family="text">
      <style:text-properties fo:background-color="#ffffff"/>
    </style:style>
    <style:style style:name="T11_146" style:family="text">
      <style:text-properties fo:background-color="#ffffff"/>
    </style:style>
    <style:style style:name="T11_147" style:family="text">
      <style:text-properties fo:background-color="#ffffff"/>
    </style:style>
    <style:style style:name="T11_148" style:family="text">
      <style:text-properties fo:background-color="#ffffff"/>
    </style:style>
    <style:style style:name="T11_149" style:family="text">
      <style:text-properties fo:background-color="#ffffff"/>
    </style:style>
    <style:style style:name="T11_150" style:family="text">
      <style:text-properties fo:background-color="#ffffff"/>
    </style:style>
    <style:style style:name="T11_151" style:family="text">
      <style:text-properties fo:background-color="#ffffff"/>
    </style:style>
    <style:style style:name="T11_152" style:family="text">
      <style:text-properties fo:background-color="#ffffff"/>
    </style:style>
    <style:style style:name="T11_153" style:family="text">
      <style:text-properties fo:background-color="#ffffff"/>
    </style:style>
    <style:style style:name="T11_154" style:family="text">
      <style:text-properties fo:background-color="#ffffff"/>
    </style:style>
    <style:style style:name="T11_155" style:family="text">
      <style:text-properties fo:background-color="#ffffff"/>
    </style:style>
    <style:style style:name="T11_156" style:family="text">
      <style:text-properties fo:background-color="#ffffff"/>
    </style:style>
    <style:style style:name="T11_157" style:family="text">
      <style:text-properties fo:background-color="#ffffff"/>
    </style:style>
    <style:style style:name="T11_158" style:family="text">
      <style:text-properties fo:background-color="#ffffff"/>
    </style:style>
    <style:style style:name="T11_159" style:family="text">
      <style:text-properties fo:background-color="#ffffff"/>
    </style:style>
    <style:style style:name="T11_160" style:family="text">
      <style:text-properties fo:background-color="#ffffff"/>
    </style:style>
    <style:style style:name="T11_161" style:family="text">
      <style:text-properties fo:background-color="#ffffff"/>
    </style:style>
    <style:style style:name="T11_162" style:family="text">
      <style:text-properties fo:background-color="#ffffff"/>
    </style:style>
    <style:style style:name="T11_163" style:family="text">
      <style:text-properties fo:background-color="#ffffff"/>
    </style:style>
    <style:style style:name="T11_164" style:family="text">
      <style:text-properties fo:background-color="#ffffff"/>
    </style:style>
    <style:style style:name="T11_165" style:family="text">
      <style:text-properties fo:background-color="#ffffff"/>
    </style:style>
    <style:style style:name="T11_166" style:family="text">
      <style:text-properties fo:background-color="#ffffff"/>
    </style:style>
    <style:style style:name="P12" style:family="paragraph" style:parent-style-name="Standard">
      <style:paragraph-properties fo:break-before="auto" fo:text-indent="0cm" fo:line-height="115%" fo:margin-left="0cm" style:writing-mode="lr-tb"/>
      <style:text-properties fo:background-color="#ffffff"/>
    </style:style>
    <style:style style:name="P13" style:family="paragraph" style:parent-style-name="Standard">
      <style:paragraph-properties fo:break-before="auto" fo:text-indent="0cm" fo:line-height="115%" fo:margin-left="0cm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T13_27" style:family="text">
      <style:text-properties fo:background-color="#ffffff"/>
    </style:style>
    <style:style style:name="T13_28" style:family="text">
      <style:text-properties fo:background-color="#ffffff"/>
    </style:style>
    <style:style style:name="T13_29" style:family="text">
      <style:text-properties fo:background-color="#ffffff"/>
    </style:style>
    <style:style style:name="T13_30" style:family="text">
      <style:text-properties fo:background-color="#ffffff"/>
    </style:style>
    <style:style style:name="T13_31" style:family="text">
      <style:text-properties fo:background-color="#ffffff"/>
    </style:style>
    <style:style style:name="T13_32" style:family="text">
      <style:text-properties fo:background-color="#ffffff"/>
    </style:style>
    <style:style style:name="T13_33" style:family="text">
      <style:text-properties fo:background-color="#ffffff"/>
    </style:style>
    <style:style style:name="T13_34" style:family="text">
      <style:text-properties fo:background-color="#ffffff"/>
    </style:style>
    <style:style style:name="T13_35" style:family="text">
      <style:text-properties fo:background-color="#ffffff"/>
    </style:style>
    <style:style style:name="T13_36" style:family="text">
      <style:text-properties fo:background-color="#ffffff"/>
    </style:style>
    <style:style style:name="T13_37" style:family="text">
      <style:text-properties fo:background-color="#ffffff"/>
    </style:style>
    <style:style style:name="T13_38" style:family="text">
      <style:text-properties fo:background-color="#ffffff"/>
    </style:style>
    <style:style style:name="T13_39" style:family="text">
      <style:text-properties fo:background-color="#ffffff"/>
    </style:style>
    <style:style style:name="T13_40" style:family="text">
      <style:text-properties fo:background-color="#ffffff"/>
    </style:style>
    <style:style style:name="T13_41" style:family="text">
      <style:text-properties fo:background-color="#ffffff"/>
    </style:style>
    <style:style style:name="T13_42" style:family="text">
      <style:text-properties fo:background-color="#ffffff"/>
    </style:style>
    <style:style style:name="P14" style:family="paragraph" style:parent-style-name="Standard">
      <style:paragraph-properties fo:break-before="auto" fo:text-indent="0cm" fo:line-height="115%" fo:margin-left="0cm" style:writing-mode="lr-tb"/>
      <style:text-properties fo:background-color="#ffffff"/>
    </style:style>
    <style:style style:name="P15" style:family="paragraph" style:parent-style-name="Standard">
      <style:paragraph-properties fo:break-before="auto" fo:text-indent="0cm" fo:line-height="115%" fo:margin-left="0cm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T15_35" style:family="text">
      <style:text-properties fo:background-color="#ffffff"/>
    </style:style>
    <style:style style:name="T15_36" style:family="text">
      <style:text-properties fo:background-color="#ffffff"/>
    </style:style>
    <style:style style:name="T15_37" style:family="text">
      <style:text-properties fo:background-color="#ffffff"/>
    </style:style>
    <style:style style:name="T15_38" style:family="text">
      <style:text-properties fo:background-color="#ffffff"/>
    </style:style>
    <style:style style:name="T15_39" style:family="text">
      <style:text-properties fo:background-color="#ffffff"/>
    </style:style>
    <style:style style:name="T15_40" style:family="text">
      <style:text-properties fo:background-color="#ffffff"/>
    </style:style>
    <style:style style:name="T15_41" style:family="text">
      <style:text-properties fo:background-color="#ffffff"/>
    </style:style>
    <style:style style:name="T15_42" style:family="text">
      <style:text-properties fo:background-color="#ffffff"/>
    </style:style>
    <style:style style:name="T15_43" style:family="text">
      <style:text-properties fo:background-color="#ffffff"/>
    </style:style>
    <style:style style:name="T15_44" style:family="text">
      <style:text-properties fo:background-color="#ffffff"/>
    </style:style>
    <style:style style:name="T15_45" style:family="text">
      <style:text-properties fo:background-color="#ffffff"/>
    </style:style>
    <style:style style:name="T15_46" style:family="text">
      <style:text-properties fo:background-color="#ffffff"/>
    </style:style>
    <style:style style:name="T15_47" style:family="text">
      <style:text-properties fo:background-color="#ffffff"/>
    </style:style>
    <style:style style:name="T15_48" style:family="text">
      <style:text-properties fo:background-color="#ffffff"/>
    </style:style>
    <style:style style:name="T15_49" style:family="text">
      <style:text-properties fo:background-color="#ffffff"/>
    </style:style>
    <style:style style:name="T15_50" style:family="text">
      <style:text-properties fo:background-color="#ffffff"/>
    </style:style>
    <style:style style:name="T15_51" style:family="text">
      <style:text-properties fo:background-color="#ffffff"/>
    </style:style>
    <style:style style:name="T15_52" style:family="text">
      <style:text-properties fo:background-color="#ffffff"/>
    </style:style>
    <style:style style:name="T15_53" style:family="text">
      <style:text-properties fo:background-color="#ffffff"/>
    </style:style>
    <style:style style:name="T15_54" style:family="text">
      <style:text-properties fo:background-color="#ffffff"/>
    </style:style>
    <style:style style:name="T15_55" style:family="text">
      <style:text-properties fo:background-color="#ffffff"/>
    </style:style>
    <style:style style:name="T15_56" style:family="text">
      <style:text-properties fo:background-color="#ffffff"/>
    </style:style>
    <style:style style:name="T15_57" style:family="text">
      <style:text-properties fo:background-color="#ffffff"/>
    </style:style>
    <style:style style:name="T15_58" style:family="text">
      <style:text-properties fo:background-color="#ffffff"/>
    </style:style>
    <style:style style:name="T15_59" style:family="text">
      <style:text-properties fo:background-color="#ffffff"/>
    </style:style>
    <style:style style:name="T15_60" style:family="text">
      <style:text-properties fo:background-color="#ffffff"/>
    </style:style>
    <style:style style:name="T15_61" style:family="text">
      <style:text-properties fo:background-color="#ffffff"/>
    </style:style>
    <style:style style:name="T15_62" style:family="text">
      <style:text-properties fo:background-color="#ffffff"/>
    </style:style>
    <style:style style:name="T15_63" style:family="text">
      <style:text-properties fo:background-color="#ffffff"/>
    </style:style>
    <style:style style:name="T15_64" style:family="text">
      <style:text-properties fo:background-color="#ffffff"/>
    </style:style>
    <style:style style:name="T15_65" style:family="text">
      <style:text-properties fo:background-color="#ffffff"/>
    </style:style>
    <style:style style:name="T15_66" style:family="text">
      <style:text-properties fo:background-color="#ffffff"/>
    </style:style>
    <style:style style:name="T15_67" style:family="text">
      <style:text-properties fo:background-color="#ffffff"/>
    </style:style>
    <style:style style:name="T15_68" style:family="text">
      <style:text-properties fo:background-color="#ffffff"/>
    </style:style>
    <style:style style:name="T15_69" style:family="text">
      <style:text-properties fo:background-color="#ffffff"/>
    </style:style>
    <style:style style:name="T15_70" style:family="text">
      <style:text-properties fo:background-color="#ffffff"/>
    </style:style>
    <style:style style:name="T15_71" style:family="text">
      <style:text-properties fo:background-color="#ffffff"/>
    </style:style>
    <style:style style:name="T15_72" style:family="text">
      <style:text-properties fo:background-color="#ffffff"/>
    </style:style>
    <style:style style:name="T15_73" style:family="text">
      <style:text-properties fo:background-color="#ffffff"/>
    </style:style>
    <style:style style:name="T15_74" style:family="text">
      <style:text-properties fo:background-color="#ffffff"/>
    </style:style>
    <style:style style:name="T15_75" style:family="text">
      <style:text-properties fo:background-color="#ffffff"/>
    </style:style>
    <style:style style:name="T15_76" style:family="text">
      <style:text-properties fo:background-color="#ffffff"/>
    </style:style>
    <style:style style:name="T15_77" style:family="text">
      <style:text-properties fo:background-color="#ffffff"/>
    </style:style>
    <style:style style:name="T15_78" style:family="text">
      <style:text-properties fo:background-color="#ffffff"/>
    </style:style>
    <style:style style:name="T15_79" style:family="text">
      <style:text-properties fo:background-color="#ffffff"/>
    </style:style>
    <style:style style:name="T15_80" style:family="text">
      <style:text-properties fo:background-color="#ffffff"/>
    </style:style>
    <style:style style:name="T15_81" style:family="text">
      <style:text-properties fo:background-color="#ffffff"/>
    </style:style>
    <style:style style:name="T15_82" style:family="text">
      <style:text-properties fo:background-color="#ffffff"/>
    </style:style>
    <style:style style:name="T15_83" style:family="text">
      <style:text-properties fo:background-color="#ffffff"/>
    </style:style>
    <style:style style:name="T15_84" style:family="text">
      <style:text-properties fo:background-color="#ffffff"/>
    </style:style>
    <style:style style:name="T15_85" style:family="text">
      <style:text-properties fo:background-color="#ffffff"/>
    </style:style>
    <style:style style:name="T15_86" style:family="text">
      <style:text-properties fo:background-color="#ffffff"/>
    </style:style>
    <style:style style:name="T15_87" style:family="text">
      <style:text-properties fo:background-color="#ffffff"/>
    </style:style>
    <style:style style:name="T15_88" style:family="text">
      <style:text-properties fo:background-color="#ffffff"/>
    </style:style>
    <style:style style:name="T15_89" style:family="text">
      <style:text-properties fo:background-color="#ffffff"/>
    </style:style>
    <style:style style:name="T15_90" style:family="text">
      <style:text-properties fo:background-color="#ffffff"/>
    </style:style>
    <style:style style:name="T15_91" style:family="text">
      <style:text-properties fo:background-color="#ffffff"/>
    </style:style>
    <style:style style:name="T15_92" style:family="text">
      <style:text-properties fo:background-color="#ffffff"/>
    </style:style>
    <style:style style:name="T15_93" style:family="text">
      <style:text-properties fo:background-color="#ffffff"/>
    </style:style>
    <style:style style:name="T15_94" style:family="text">
      <style:text-properties fo:background-color="#ffffff"/>
    </style:style>
    <style:style style:name="T15_95" style:family="text">
      <style:text-properties fo:background-color="#ffffff"/>
    </style:style>
    <style:style style:name="T15_96" style:family="text">
      <style:text-properties fo:background-color="#ffffff"/>
    </style:style>
    <style:style style:name="T15_97" style:family="text">
      <style:text-properties fo:background-color="#ffffff"/>
    </style:style>
    <style:style style:name="T15_98" style:family="text">
      <style:text-properties fo:background-color="#ffffff"/>
    </style:style>
    <style:style style:name="T15_99" style:family="text">
      <style:text-properties fo:background-color="#ffffff"/>
    </style:style>
    <style:style style:name="T15_100" style:family="text">
      <style:text-properties fo:background-color="#ffffff"/>
    </style:style>
    <style:style style:name="T15_101" style:family="text">
      <style:text-properties fo:background-color="#ffffff"/>
    </style:style>
    <style:style style:name="T15_102" style:family="text">
      <style:text-properties fo:background-color="#ffffff"/>
    </style:style>
    <style:style style:name="T15_103" style:family="text">
      <style:text-properties fo:background-color="#ffffff"/>
    </style:style>
    <style:style style:name="T15_104" style:family="text">
      <style:text-properties fo:background-color="#ffffff"/>
    </style:style>
    <style:style style:name="T15_105" style:family="text">
      <style:text-properties fo:background-color="#ffffff"/>
    </style:style>
    <style:style style:name="T15_106" style:family="text">
      <style:text-properties fo:background-color="#ffffff"/>
    </style:style>
    <style:style style:name="T15_107" style:family="text">
      <style:text-properties fo:background-color="#ffffff"/>
    </style:style>
    <style:style style:name="T15_108" style:family="text">
      <style:text-properties fo:background-color="#ffffff"/>
    </style:style>
    <style:style style:name="T15_109" style:family="text">
      <style:text-properties fo:background-color="#ffffff"/>
    </style:style>
    <style:style style:name="T15_110" style:family="text">
      <style:text-properties fo:background-color="#ffffff"/>
    </style:style>
    <style:style style:name="T15_111" style:family="text">
      <style:text-properties fo:background-color="#ffffff"/>
    </style:style>
    <style:style style:name="T15_112" style:family="text">
      <style:text-properties fo:background-color="#ffffff"/>
    </style:style>
    <style:style style:name="T15_113" style:family="text">
      <style:text-properties fo:background-color="#ffffff"/>
    </style:style>
    <style:style style:name="T15_114" style:family="text">
      <style:text-properties fo:background-color="#ffffff"/>
    </style:style>
    <style:style style:name="T15_115" style:family="text">
      <style:text-properties fo:background-color="#ffffff"/>
    </style:style>
    <style:style style:name="T15_116" style:family="text">
      <style:text-properties fo:background-color="#ffffff"/>
    </style:style>
    <style:style style:name="P16" style:family="paragraph" style:parent-style-name="Standard">
      <style:paragraph-properties fo:break-before="auto" fo:text-indent="0cm" fo:line-height="115%" fo:margin-left="0cm" style:writing-mode="lr-tb"/>
      <style:text-properties fo:background-color="#ffffff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T17_22" style:family="text">
      <style:text-properties fo:font-size="12pt" style:font-size-asian="12pt" style:font-size-complex="12pt"/>
    </style:style>
    <style:style style:name="T17_23" style:family="text">
      <style:text-properties fo:font-size="12pt" style:font-size-asian="12pt" style:font-size-complex="12pt"/>
    </style:style>
    <style:style style:name="T17_24" style:family="text">
      <style:text-properties fo:font-size="12pt" style:font-size-asian="12pt" style:font-size-complex="12pt"/>
    </style:style>
    <style:style style:name="T17_25" style:family="text">
      <style:text-properties fo:font-size="12pt" style:font-size-asian="12pt" style:font-size-complex="12pt"/>
    </style:style>
    <style:style style:name="T17_26" style:family="text">
      <style:text-properties fo:font-size="12pt" style:font-size-asian="12pt" style:font-size-complex="12pt"/>
    </style:style>
    <style:style style:name="T17_27" style:family="text">
      <style:text-properties fo:font-size="12pt" style:font-size-asian="12pt" style:font-size-complex="12pt"/>
    </style:style>
    <style:style style:name="T17_28" style:family="text">
      <style:text-properties fo:font-size="12pt" style:font-size-asian="12pt" style:font-size-complex="12pt"/>
    </style:style>
    <style:style style:name="T17_29" style:family="text">
      <style:text-properties fo:font-size="12pt" style:font-size-asian="12pt" style:font-size-complex="12pt"/>
    </style:style>
    <style:style style:name="T17_30" style:family="text">
      <style:text-properties fo:font-size="12pt" style:font-size-asian="12pt" style:font-size-complex="12pt"/>
    </style:style>
    <style:style style:name="T17_31" style:family="text">
      <style:text-properties fo:font-size="12pt" style:font-size-asian="12pt" style:font-size-complex="12pt"/>
    </style:style>
    <style:style style:name="T17_32" style:family="text">
      <style:text-properties fo:font-size="12pt" style:font-size-asian="12pt" style:font-size-complex="12pt"/>
    </style:style>
    <style:style style:name="T17_33" style:family="text">
      <style:text-properties fo:font-size="12pt" style:font-size-asian="12pt" style:font-size-complex="12pt"/>
    </style:style>
    <style:style style:name="T17_34" style:family="text">
      <style:text-properties fo:font-size="12pt" style:font-size-asian="12pt" style:font-size-complex="12pt"/>
    </style:style>
    <style:style style:name="T17_35" style:family="text">
      <style:text-properties fo:font-size="12pt" style:font-size-asian="12pt" style:font-size-complex="12pt"/>
    </style:style>
    <style:style style:name="T17_36" style:family="text">
      <style:text-properties fo:font-size="12pt" style:font-size-asian="12pt" style:font-size-complex="12pt"/>
    </style:style>
    <style:style style:name="T17_37" style:family="text">
      <style:text-properties fo:font-size="12pt" style:font-size-asian="12pt" style:font-size-complex="12pt"/>
    </style:style>
    <style:style style:name="T17_38" style:family="text">
      <style:text-properties fo:font-size="12pt" style:font-size-asian="12pt" style:font-size-complex="12pt"/>
    </style:style>
    <style:style style:name="T17_39" style:family="text">
      <style:text-properties fo:font-size="12pt" style:font-size-asian="12pt" style:font-size-complex="12pt"/>
    </style:style>
    <style:style style:name="T17_40" style:family="text">
      <style:text-properties fo:font-size="12pt" style:font-size-asian="12pt" style:font-size-complex="12pt"/>
    </style:style>
    <style:style style:name="T17_41" style:family="text">
      <style:text-properties fo:font-size="12pt" style:font-size-asian="12pt" style:font-size-complex="12pt"/>
    </style:style>
    <style:style style:name="T17_42" style:family="text">
      <style:text-properties fo:font-size="12pt" style:font-size-asian="12pt" style:font-size-complex="12pt"/>
    </style:style>
    <style:style style:name="T17_43" style:family="text">
      <style:text-properties fo:font-size="12pt" style:font-size-asian="12pt" style:font-size-complex="12pt"/>
    </style:style>
    <style:style style:name="T17_44" style:family="text">
      <style:text-properties fo:font-size="12pt" style:font-size-asian="12pt" style:font-size-complex="12pt"/>
    </style:style>
    <style:style style:name="T17_45" style:family="text">
      <style:text-properties fo:font-size="12pt" style:font-size-asian="12pt" style:font-size-complex="12pt"/>
    </style:style>
    <style:style style:name="T17_46" style:family="text">
      <style:text-properties fo:font-size="12pt" style:font-size-asian="12pt" style:font-size-complex="12pt"/>
    </style:style>
    <style:style style:name="T17_47" style:family="text">
      <style:text-properties fo:font-size="12pt" style:font-size-asian="12pt" style:font-size-complex="12pt"/>
    </style:style>
    <style:style style:name="T17_48" style:family="text">
      <style:text-properties fo:font-size="12pt" style:font-size-asian="12pt" style:font-size-complex="12pt"/>
    </style:style>
    <style:style style:name="T17_49" style:family="text">
      <style:text-properties fo:font-size="12pt" style:font-size-asian="12pt" style:font-size-complex="12pt"/>
    </style:style>
    <style:style style:name="T17_50" style:family="text">
      <style:text-properties fo:font-size="12pt" style:font-size-asian="12pt" style:font-size-complex="12pt"/>
    </style:style>
    <style:style style:name="T17_51" style:family="text">
      <style:text-properties fo:font-size="12pt" style:font-size-asian="12pt" style:font-size-complex="12pt"/>
    </style:style>
    <style:style style:name="T17_52" style:family="text">
      <style:text-properties fo:font-size="12pt" style:font-size-asian="12pt" style:font-size-complex="12pt"/>
    </style:style>
    <style:style style:name="T17_53" style:family="text">
      <style:text-properties fo:font-size="12pt" style:font-size-asian="12pt" style:font-size-complex="12pt"/>
    </style:style>
    <style:style style:name="T17_54" style:family="text">
      <style:text-properties fo:font-size="12pt" style:font-size-asian="12pt" style:font-size-complex="12pt"/>
    </style:style>
    <style:style style:name="T17_55" style:family="text">
      <style:text-properties fo:font-size="12pt" style:font-size-asian="12pt" style:font-size-complex="12pt"/>
    </style:style>
    <style:style style:name="T17_56" style:family="text">
      <style:text-properties fo:font-size="12pt" style:font-size-asian="12pt" style:font-size-complex="12pt"/>
    </style:style>
    <style:style style:name="T17_57" style:family="text">
      <style:text-properties fo:font-size="12pt" style:font-size-asian="12pt" style:font-size-complex="12pt"/>
    </style:style>
    <style:style style:name="T17_58" style:family="text">
      <style:text-properties fo:font-size="12pt" style:font-size-asian="12pt" style:font-size-complex="12pt"/>
    </style:style>
    <style:style style:name="T17_59" style:family="text">
      <style:text-properties fo:font-size="12pt" style:font-size-asian="12pt" style:font-size-complex="12pt"/>
    </style:style>
    <style:style style:name="T17_60" style:family="text">
      <style:text-properties fo:font-size="12pt" style:font-size-asian="12pt" style:font-size-complex="12pt"/>
    </style:style>
    <style:style style:name="T17_61" style:family="text">
      <style:text-properties fo:font-size="12pt" style:font-size-asian="12pt" style:font-size-complex="12pt"/>
    </style:style>
    <style:style style:name="T17_62" style:family="text">
      <style:text-properties fo:font-size="12pt" style:font-size-asian="12pt" style:font-size-complex="12pt"/>
    </style:style>
    <style:style style:name="T17_63" style:family="text">
      <style:text-properties fo:font-size="12pt" style:font-size-asian="12pt" style:font-size-complex="12pt"/>
    </style:style>
    <style:style style:name="T17_64" style:family="text">
      <style:text-properties fo:font-size="12pt" style:font-size-asian="12pt" style:font-size-complex="12pt"/>
    </style:style>
    <style:style style:name="T17_65" style:family="text">
      <style:text-properties fo:font-size="12pt" style:font-size-asian="12pt" style:font-size-complex="12pt"/>
    </style:style>
    <style:style style:name="T17_66" style:family="text">
      <style:text-properties fo:font-size="12pt" style:font-size-asian="12pt" style:font-size-complex="12pt"/>
    </style:style>
    <style:style style:name="T17_67" style:family="text">
      <style:text-properties fo:font-size="12pt" style:font-size-asian="12pt" style:font-size-complex="12pt"/>
    </style:style>
    <style:style style:name="T17_68" style:family="text">
      <style:text-properties fo:font-size="12pt" style:font-size-asian="12pt" style:font-size-complex="12pt"/>
    </style:style>
    <style:style style:name="T17_69" style:family="text">
      <style:text-properties fo:font-size="12pt" style:font-size-asian="12pt" style:font-size-complex="12pt"/>
    </style:style>
    <style:style style:name="T17_70" style:family="text">
      <style:text-properties fo:font-size="12pt" style:font-size-asian="12pt" style:font-size-complex="12pt"/>
    </style:style>
    <style:style style:name="T17_71" style:family="text">
      <style:text-properties fo:font-size="12pt" style:font-size-asian="12pt" style:font-size-complex="12pt"/>
    </style:style>
    <style:style style:name="T17_72" style:family="text">
      <style:text-properties fo:font-size="12pt" style:font-size-asian="12pt" style:font-size-complex="12pt"/>
    </style:style>
    <style:style style:name="T17_73" style:family="text">
      <style:text-properties fo:font-size="12pt" style:font-size-asian="12pt" style:font-size-complex="12pt"/>
    </style:style>
    <style:style style:name="T17_74" style:family="text">
      <style:text-properties fo:font-size="12pt" style:font-size-asian="12pt" style:font-size-complex="12pt"/>
    </style:style>
    <style:style style:name="T17_75" style:family="text">
      <style:text-properties fo:font-size="12pt" style:font-size-asian="12pt" style:font-size-complex="12pt"/>
    </style:style>
    <style:style style:name="T17_76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1_1" style:family="text">
      <style:text-properties fo:color="#000000" style:font-name="Arial" style:font-name-asian="Arial" style:font-name-complex="Arial"/>
    </style:style>
    <style:style style:name="T21_2" style:family="text">
      <style:text-properties fo:color="#000000" style:font-name="Arial" style:font-name-asian="Arial" style:font-name-complex="Arial"/>
    </style:style>
    <style:style style:name="T21_3" style:family="text">
      <style:text-properties fo:color="#000000" style:font-name="Arial" style:font-name-asian="Arial" style:font-name-complex="Arial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P24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P25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5_1" style:family="text">
      <style:text-properties fo:color="#000000" style:font-name="Arial" style:font-name-asian="Arial" style:font-name-complex="Arial"/>
    </style:style>
    <style:style style:name="T25_2" style:family="text">
      <style:text-properties fo:color="#000000" style:font-name="Arial" style:font-name-asian="Arial" style:font-name-complex="Arial"/>
    </style:style>
    <style:style style:name="T25_3" style:family="text">
      <style:text-properties fo:color="#000000" style:font-name="Arial" style:font-name-asian="Arial" style:font-name-complex="Arial"/>
    </style:style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fo:margin-top="0cm" fo:margin-bottom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</office:automatic-styles>
  <office:body>
    <office:text>
      <text:p text:style-name="P1"><text:bookmark-start text:name="h.j2rbxagp18i5"/><text:bookmark-end text:name="h.j2rbxagp18i5"/><text:span text:style-name="T1_1">Kendall</text:span><text:span text:style-name="T1_2"><text:s/></text:span><text:span text:style-name="T1_3">Faintree</text:span><text:span text:style-name="T1_4"><text:s/>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Kendall</text:span><text:span text:style-name="T3_6"><text:s/></text:span><text:span text:style-name="T3_7">Faintree</text:span><text:span text:style-name="T3_8">,<text:s/></text:span><text:span text:style-name="T3_9">a</text:span><text:span text:style-name="T3_10"><text:s/></text:span><text:span text:style-name="T3_11">newly</text:span><text:span text:style-name="T3_12"><text:s/></text:span><text:span text:style-name="T3_13">rich</text:span><text:span text:style-name="T3_14"><text:s/></text:span><text:span text:style-name="T3_15">Scot</text:span><text:span text:style-name="T3_16"><text:s/></text:span><text:span text:style-name="T3_17">looking</text:span><text:span text:style-name="T3_18"><text:s/></text:span><text:span text:style-name="T3_19">for</text:span><text:span text:style-name="T3_20"><text:s/></text:span><text:span text:style-name="T3_21">businesses</text:span><text:span text:style-name="T3_22"><text:s/></text:span><text:span text:style-name="T3_23">in</text:span><text:span text:style-name="T3_24"><text:s/></text:span><text:span text:style-name="T3_25">Luton</text:span><text:span text:style-name="T3_26"><text:s/></text:span><text:span text:style-name="T3_27">to</text:span><text:span text:style-name="T3_28"><text:s/></text:span><text:span text:style-name="T3_29">invest</text:span><text:span text:style-name="T3_30"><text:s/></text:span><text:span text:style-name="T3_31">in</text:span><text:span text:style-name="T3_32">.<text:s/></text:span><text:span text:style-name="T3_33">To</text:span><text:span text:style-name="T3_34"><text:s/></text:span><text:span text:style-name="T3_35">think</text:span><text:span text:style-name="T3_36">,<text:s/></text:span><text:span text:style-name="T3_37">just</text:span><text:span text:style-name="T3_38"><text:s/>4<text:s/></text:span><text:span text:style-name="T3_39">weeks</text:span><text:span text:style-name="T3_40"><text:s/></text:span><text:span text:style-name="T3_41">ago</text:span><text:span text:style-name="T3_42"><text:s/></text:span><text:span text:style-name="T3_43">you</text:span><text:span text:style-name="T3_44"><text:s/></text:span><text:span text:style-name="T3_45">were</text:span><text:span text:style-name="T3_46"><text:s/></text:span><text:span text:style-name="T3_47">grubbing</text:span><text:span text:style-name="T3_48"><text:s/></text:span><text:span text:style-name="T3_49">in</text:span><text:span text:style-name="T3_50"><text:s/></text:span><text:span text:style-name="T3_51">the</text:span><text:span text:style-name="T3_52"><text:s/></text:span><text:span text:style-name="T3_53">mud</text:span><text:span text:style-name="T3_54"><text:s/></text:span><text:span text:style-name="T3_55">looking</text:span><text:span text:style-name="T3_56"><text:s/></text:span><text:span text:style-name="T3_57">for</text:span><text:span text:style-name="T3_58"><text:s/></text:span><text:span text:style-name="T3_59">stray</text:span><text:span text:style-name="T3_60"><text:s/></text:span><text:span text:style-name="T3_61">vegetables</text:span><text:span text:style-name="T3_62"><text:s/></text:span><text:span text:style-name="T3_63">without</text:span><text:span text:style-name="T3_64"><text:s/></text:span><text:span text:style-name="T3_65">a</text:span><text:span text:style-name="T3_66"><text:s/></text:span><text:span text:style-name="T3_67">hope</text:span><text:span text:style-name="T3_68"><text:s/></text:span><text:span text:style-name="T3_69">in</text:span><text:span text:style-name="T3_70"><text:s/></text:span><text:span text:style-name="T3_71">the</text:span><text:span text:style-name="T3_72"><text:s/></text:span><text:span text:style-name="T3_73">world</text:span><text:span text:style-name="T3_74">.<text:s/></text:span><text:span text:style-name="T3_75">Then</text:span><text:span text:style-name="T3_76">,<text:s/></text:span><text:span text:style-name="T3_77">in</text:span><text:span text:style-name="T3_78"><text:s/></text:span><text:span text:style-name="T3_79">the</text:span><text:span text:style-name="T3_80"><text:s/></text:span><text:span text:style-name="T3_81">blink</text:span><text:span text:style-name="T3_82"><text:s/></text:span><text:span text:style-name="T3_83">of</text:span><text:span text:style-name="T3_84"><text:s/></text:span><text:span text:style-name="T3_85">an</text:span><text:span text:style-name="T3_86"><text:s/></text:span><text:span text:style-name="T3_87">eye</text:span><text:span text:style-name="T3_88"><text:s/></text:span><text:span text:style-name="T3_89">you</text:span><text:span text:style-name="T3_90"><text:s/></text:span><text:span text:style-name="T3_91">learn</text:span><text:span text:style-name="T3_92"><text:s/></text:span><text:span text:style-name="T3_93">that</text:span><text:span text:style-name="T3_94"><text:s/></text:span><text:span text:style-name="T3_95">your</text:span><text:span text:style-name="T3_96"><text:s/></text:span><text:span text:style-name="T3_97">sister</text:span><text:span text:style-name="T3_98"><text:s/></text:span><text:span text:style-name="T3_99">has</text:span><text:span text:style-name="T3_100"><text:s/></text:span><text:span text:style-name="T3_101">died</text:span><text:span text:style-name="T3_102"><text:s/></text:span><text:span text:style-name="T3_103">and</text:span><text:span text:style-name="T3_104"><text:s/></text:span><text:span text:style-name="T3_105">left</text:span><text:span text:style-name="T3_106"><text:s/></text:span><text:span text:style-name="T3_107">you</text:span><text:span text:style-name="T3_108"><text:s/></text:span><text:span text:style-name="T3_109">a</text:span><text:span text:style-name="T3_110"><text:s/></text:span><text:span text:style-name="T3_111">fantastic</text:span><text:span text:style-name="T3_112"><text:s/></text:span><text:span text:style-name="T3_113">fortune</text:span><text:span text:style-name="T3_114">.<text:s/></text:span><text:span text:style-name="T3_115">Oh</text:span><text:span text:style-name="T3_116"><text:s/></text:span><text:span text:style-name="T3_117">sweet</text:span><text:span text:style-name="T3_118"><text:s/></text:span><text:span text:style-name="T3_119">sister</text:span><text:span text:style-name="T3_120"><text:s/></text:span><text:span text:style-name="T3_121">you</text:span><text:span text:style-name="T3_122"><text:s/></text:span><text:span text:style-name="T3_123">will</text:span><text:span text:style-name="T3_124"><text:s/></text:span><text:span text:style-name="T3_125">be</text:span><text:span text:style-name="T3_126"><text:s/></text:span><text:span text:style-name="T3_127">missed</text:span><text:span text:style-name="T3_128">!<text:s/></text:span></text:p>
      <text:p text:style-name="P4"/>
      <text:p text:style-name="P5"><text:span text:style-name="T5_1">Well</text:span><text:span text:style-name="T5_2"><text:s/></text:span><text:span text:style-name="T5_3">she</text:span><text:span text:style-name="T5_4"><text:s/></text:span><text:span text:style-name="T5_5">isn</text:span><text:span text:style-name="T5_6">’</text:span><text:span text:style-name="T5_7">t</text:span><text:span text:style-name="T5_8"><text:s/></text:span><text:span text:style-name="T5_9">the</text:span><text:span text:style-name="T5_10"><text:s/></text:span><text:span text:style-name="T5_11">sweetest</text:span><text:span text:style-name="T5_12"><text:s/></text:span><text:span text:style-name="T5_13">of</text:span><text:span text:style-name="T5_14"><text:s/></text:span><text:span text:style-name="T5_15">sisters</text:span><text:span text:style-name="T5_16">.<text:s/></text:span><text:span text:style-name="T5_17">Because</text:span><text:span text:style-name="T5_18"><text:s/></text:span><text:span text:style-name="T5_19">you</text:span><text:span text:style-name="T5_20"><text:s/></text:span><text:span text:style-name="T5_21">were</text:span><text:span text:style-name="T5_22"><text:s/></text:span><text:span text:style-name="T5_23">never</text:span><text:span text:style-name="T5_24"><text:s/></text:span><text:span text:style-name="T5_25">very</text:span><text:span text:style-name="T5_26"><text:s/></text:span><text:span text:style-name="T5_27">good</text:span><text:span text:style-name="T5_28"><text:s/></text:span><text:span text:style-name="T5_29">with</text:span><text:span text:style-name="T5_30"><text:s/></text:span><text:span text:style-name="T5_31">money</text:span><text:span text:style-name="T5_32"><text:s/></text:span><text:span text:style-name="T5_33">she</text:span><text:span text:style-name="T5_34"><text:s/></text:span><text:span text:style-name="T5_35">put</text:span><text:span text:style-name="T5_36"><text:s/></text:span><text:span text:style-name="T5_37">a</text:span><text:span text:style-name="T5_38"><text:s/></text:span><text:span text:style-name="T5_39">clause</text:span><text:span text:style-name="T5_40"><text:s/></text:span><text:span text:style-name="T5_41">in</text:span><text:span text:style-name="T5_42"><text:s/></text:span><text:span text:style-name="T5_43">her</text:span><text:span text:style-name="T5_44"><text:s/></text:span><text:span text:style-name="T5_45">will</text:span><text:span text:style-name="T5_46"><text:s/></text:span><text:span text:style-name="T5_47">to</text:span><text:span text:style-name="T5_48"><text:s/></text:span><text:span text:style-name="T5_49">make</text:span><text:span text:style-name="T5_50"><text:s/></text:span><text:span text:style-name="T5_51">sure</text:span><text:span text:style-name="T5_52"><text:s/></text:span><text:span text:style-name="T5_53">you</text:span><text:span text:style-name="T5_54"><text:s/></text:span><text:span text:style-name="T5_55">were</text:span><text:span text:style-name="T5_56"><text:s/></text:span><text:span text:style-name="T5_57">fiscally</text:span><text:span text:style-name="T5_58"><text:s/></text:span><text:span text:style-name="T5_59">responsible</text:span><text:span text:style-name="T5_60"><text:s/></text:span><text:span text:style-name="T5_61">before</text:span><text:span text:style-name="T5_62"><text:s/></text:span><text:span text:style-name="T5_63">you</text:span><text:span text:style-name="T5_64"><text:s/></text:span><text:span text:style-name="T5_65">could</text:span><text:span text:style-name="T5_66"><text:s/></text:span><text:span text:style-name="T5_67">claim</text:span><text:span text:style-name="T5_68"><text:s/></text:span><text:span text:style-name="T5_69">anything</text:span><text:span text:style-name="T5_70">.<text:s/></text:span><text:span text:style-name="T5_71">The</text:span><text:span text:style-name="T5_72"><text:s/></text:span><text:span text:style-name="T5_73">clause</text:span><text:span text:style-name="T5_74"><text:s/></text:span><text:span text:style-name="T5_75">reads</text:span><text:span text:style-name="T5_76"><text:s/></text:span></text:p>
      <text:p text:style-name="P6"/>
      <text:p text:style-name="P7"><text:span text:style-name="T7_1">“</text:span><text:span text:style-name="T7_2">And</text:span><text:span text:style-name="T7_3"><text:s/></text:span><text:span text:style-name="T7_4">to</text:span><text:span text:style-name="T7_5"><text:s/></text:span><text:span text:style-name="T7_6">Kendall</text:span><text:span text:style-name="T7_7"><text:s/></text:span><text:span text:style-name="T7_8">I</text:span><text:span text:style-name="T7_9"><text:s/></text:span><text:span text:style-name="T7_10">leave</text:span><text:span text:style-name="T7_11"><text:s/></text:span><text:span text:style-name="T7_12">my</text:span><text:span text:style-name="T7_13"><text:s/></text:span><text:span text:style-name="T7_14">entire</text:span><text:span text:style-name="T7_15"><text:s/></text:span><text:span text:style-name="T7_16">fortune</text:span><text:span text:style-name="T7_17"><text:s/></text:span><text:span text:style-name="T7_18">on</text:span><text:span text:style-name="T7_19"><text:s/></text:span><text:span text:style-name="T7_20">the</text:span><text:span text:style-name="T7_21"><text:s/></text:span><text:span text:style-name="T7_22">provision</text:span><text:span text:style-name="T7_23"><text:s/></text:span><text:span text:style-name="T7_24">that</text:span><text:span text:style-name="T7_25"><text:s/></text:span><text:span text:style-name="T7_26">Kendall</text:span><text:span text:style-name="T7_27"><text:s/></text:span><text:span text:style-name="T7_28">first</text:span><text:span text:style-name="T7_29"><text:s/></text:span><text:span text:style-name="T7_30">proves</text:span><text:span text:style-name="T7_31"><text:s/></text:span><text:span text:style-name="T7_32">financial</text:span><text:span text:style-name="T7_33"><text:s/></text:span><text:span text:style-name="T7_34">responsibility</text:span><text:span text:style-name="T7_35"><text:s/></text:span><text:span text:style-name="T7_36">by</text:span><text:span text:style-name="T7_37"><text:s/></text:span><text:span text:style-name="T7_38">investing</text:span><text:span text:style-name="T7_39"><text:s/></text:span><text:span text:style-name="T7_40">in</text:span><text:span text:style-name="T7_41"><text:s/></text:span><text:span text:style-name="T7_42">two</text:span><text:span text:style-name="T7_43"><text:s/></text:span><text:span text:style-name="T7_44">businesses</text:span><text:span text:style-name="T7_45"><text:s/></text:span><text:span text:style-name="T7_46">that</text:span><text:span text:style-name="T7_47"><text:s/></text:span><text:span text:style-name="T7_48">have</text:span><text:span text:style-name="T7_49"><text:s/></text:span><text:span text:style-name="T7_50">a</text:span><text:span text:style-name="T7_51"><text:s/></text:span><text:span text:style-name="T7_52">sound</text:span><text:span text:style-name="T7_53"><text:s/></text:span><text:span text:style-name="T7_54">future</text:span><text:span text:style-name="T7_55"><text:s/></text:span><text:span text:style-name="T7_56">ahead</text:span><text:span text:style-name="T7_57"><text:s/></text:span><text:span text:style-name="T7_58">of</text:span><text:span text:style-name="T7_59"><text:s/></text:span><text:span text:style-name="T7_60">them</text:span><text:span text:style-name="T7_61">.<text:s/></text:span><text:span text:style-name="T7_62">A</text:span><text:span text:style-name="T7_63"><text:s/></text:span><text:span text:style-name="T7_64">sound</text:span><text:span text:style-name="T7_65"><text:s/></text:span><text:span text:style-name="T7_66">future</text:span><text:span text:style-name="T7_67"><text:s/></text:span><text:span text:style-name="T7_68">is</text:span><text:span text:style-name="T7_69"><text:s/></text:span><text:span text:style-name="T7_70">exhibited</text:span><text:span text:style-name="T7_71"><text:s/></text:span><text:span text:style-name="T7_72">by</text:span><text:span text:style-name="T7_73"><text:s/></text:span><text:span text:style-name="T7_74">a</text:span><text:span text:style-name="T7_75"><text:s/></text:span><text:span text:style-name="T7_76">business</text:span><text:span text:style-name="T7_77"><text:s/></text:span><text:span text:style-name="T7_78">having</text:span><text:span text:style-name="T7_79"><text:s/></text:span><text:span text:style-name="T7_80">more</text:span><text:span text:style-name="T7_81"><text:s/></text:span><text:span text:style-name="T7_82">savings</text:span><text:span text:style-name="T7_83"><text:s/></text:span><text:span text:style-name="T7_84">than</text:span><text:span text:style-name="T7_85"><text:s/></text:span><text:span text:style-name="T7_86">debt</text:span><text:span text:style-name="T7_87">,<text:s/></text:span><text:span text:style-name="T7_88">and</text:span><text:span text:style-name="T7_89"><text:s/></text:span><text:span text:style-name="T7_90">having</text:span><text:span text:style-name="T7_91"><text:s/></text:span><text:span text:style-name="T7_92">owners</text:span><text:span text:style-name="T7_93"><text:s/></text:span><text:span text:style-name="T7_94">that</text:span><text:span text:style-name="T7_95"><text:s/></text:span><text:span text:style-name="T7_96">are</text:span><text:span text:style-name="T7_97"><text:s/></text:span><text:span text:style-name="T7_98">not</text:span><text:span text:style-name="T7_99"><text:s/></text:span><text:span text:style-name="T7_100">in</text:span><text:span text:style-name="T7_101"><text:s/></text:span><text:span text:style-name="T7_102">jail</text:span><text:span text:style-name="T7_103">!”</text:span></text:p>
      <text:p text:style-name="P8"/>
      <text:p text:style-name="P9"><text:span text:style-name="T9_1">All</text:span><text:span text:style-name="T9_2"><text:s/></text:span><text:span text:style-name="T9_3">you</text:span><text:span text:style-name="T9_4"><text:s/></text:span><text:span text:style-name="T9_5">need</text:span><text:span text:style-name="T9_6"><text:s/></text:span><text:span text:style-name="T9_7">to</text:span><text:span text:style-name="T9_8"><text:s/></text:span><text:span text:style-name="T9_9">do</text:span><text:span text:style-name="T9_10"><text:s/></text:span><text:span text:style-name="T9_11">is</text:span><text:span text:style-name="T9_12"><text:s/></text:span><text:span text:style-name="T9_13">satisfy</text:span><text:span text:style-name="T9_14"><text:s/></text:span><text:span text:style-name="T9_15">those</text:span><text:span text:style-name="T9_16"><text:s/></text:span><text:span text:style-name="T9_17">clauses</text:span><text:span text:style-name="T9_18"><text:s/></text:span><text:span text:style-name="T9_19">and</text:span><text:span text:style-name="T9_20"><text:s/></text:span><text:span text:style-name="T9_21">you</text:span><text:span text:style-name="T9_22">’</text:span><text:span text:style-name="T9_23">re</text:span><text:span text:style-name="T9_24"><text:s/></text:span><text:span text:style-name="T9_25">in</text:span><text:span text:style-name="T9_26"><text:s/></text:span><text:span text:style-name="T9_27">the</text:span><text:span text:style-name="T9_28"><text:s/></text:span><text:span text:style-name="T9_29">money</text:span><text:span text:style-name="T9_30">!<text:s/></text:span><text:span text:style-name="T9_31">Your</text:span><text:span text:style-name="T9_32"><text:s/></text:span><text:span text:style-name="T9_33">crummy</text:span><text:span text:style-name="T9_34"><text:s/></text:span><text:span text:style-name="T9_35">sister</text:span><text:span text:style-name="T9_36"><text:s/></text:span><text:span text:style-name="T9_37">only</text:span><text:span text:style-name="T9_38"><text:s/></text:span><text:span text:style-name="T9_39">left</text:span><text:span text:style-name="T9_40"><text:s/></text:span><text:span text:style-name="T9_41">you</text:span><text:span text:style-name="T9_42"><text:s/>2<text:s/></text:span><text:span text:style-name="T9_43">pounds</text:span><text:span text:style-name="T9_44"><text:s/></text:span><text:span text:style-name="T9_45">to</text:span><text:span text:style-name="T9_46"><text:s/></text:span><text:span text:style-name="T9_47">invest</text:span><text:span text:style-name="T9_48"><text:s/></text:span><text:span text:style-name="T9_49">in</text:span><text:span text:style-name="T9_50"><text:s/></text:span><text:span text:style-name="T9_51">these</text:span><text:span text:style-name="T9_52"><text:s/></text:span><text:span text:style-name="T9_53">businesses</text:span><text:span text:style-name="T9_54"><text:s/></text:span><text:span text:style-name="T9_55">though</text:span><text:span text:style-name="T9_56"><text:s/></text:span><text:span text:style-name="T9_57">so</text:span><text:span text:style-name="T9_58"><text:s/></text:span><text:span text:style-name="T9_59">might</text:span><text:span text:style-name="T9_60"><text:s/></text:span><text:span text:style-name="T9_61">have</text:span><text:span text:style-name="T9_62"><text:s/></text:span><text:span text:style-name="T9_63">to</text:span><text:span text:style-name="T9_64"><text:s/></text:span><text:span text:style-name="T9_65">get</text:span><text:span text:style-name="T9_66"><text:s/></text:span><text:span text:style-name="T9_67">some</text:span><text:span text:style-name="T9_68"><text:s/></text:span><text:span text:style-name="T9_69">help</text:span><text:span text:style-name="T9_70"><text:s/></text:span><text:span text:style-name="T9_71">from</text:span><text:span text:style-name="T9_72"><text:s/></text:span><text:span text:style-name="T9_73">other</text:span><text:span text:style-name="T9_74"><text:s/></text:span><text:span text:style-name="T9_75">rich</text:span><text:span text:style-name="T9_76"><text:s/></text:span><text:span text:style-name="T9_77">members</text:span><text:span text:style-name="T9_78"><text:s/></text:span><text:span text:style-name="T9_79">of</text:span><text:span text:style-name="T9_80"><text:s/></text:span><text:span text:style-name="T9_81">society</text:span><text:span text:style-name="T9_82">.</text:span></text:p>
      <text:p text:style-name="P10"/>
      <text:p text:style-name="P11"><text:span text:style-name="T11_1">Unfortunately</text:span><text:span text:style-name="T11_2"><text:s/></text:span><text:span text:style-name="T11_3">it</text:span><text:span text:style-name="T11_4">’</text:span><text:span text:style-name="T11_5">s</text:span><text:span text:style-name="T11_6"><text:s/></text:span><text:span text:style-name="T11_7">going</text:span><text:span text:style-name="T11_8"><text:s/></text:span><text:span text:style-name="T11_9">to</text:span><text:span text:style-name="T11_10"><text:s/></text:span><text:span text:style-name="T11_11">be</text:span><text:span text:style-name="T11_12"><text:s/></text:span><text:span text:style-name="T11_13">difficult</text:span><text:span text:style-name="T11_14"><text:s/></text:span><text:span text:style-name="T11_15">to</text:span><text:span text:style-name="T11_16"><text:s/></text:span><text:span text:style-name="T11_17">convince</text:span><text:span text:style-name="T11_18"><text:s/></text:span><text:span text:style-name="T11_19">other</text:span><text:span text:style-name="T11_20"><text:s/></text:span><text:span text:style-name="T11_21">wealthy</text:span><text:span text:style-name="T11_22"><text:s/></text:span><text:span text:style-name="T11_23">people</text:span><text:span text:style-name="T11_24"><text:s/></text:span><text:span text:style-name="T11_25">to</text:span><text:span text:style-name="T11_26"><text:s/></text:span><text:span text:style-name="T11_27">help</text:span><text:span text:style-name="T11_28"><text:s/></text:span><text:span text:style-name="T11_29">you</text:span><text:span text:style-name="T11_30"><text:s/></text:span><text:span text:style-name="T11_31">in</text:span><text:span text:style-name="T11_32"><text:s/></text:span><text:span text:style-name="T11_33">your</text:span><text:span text:style-name="T11_34"><text:s/></text:span><text:span text:style-name="T11_35">current</text:span><text:span text:style-name="T11_36"><text:s/></text:span><text:span text:style-name="T11_37">state</text:span><text:span text:style-name="T11_38">.<text:s/></text:span><text:span text:style-name="T11_39">You</text:span><text:span text:style-name="T11_40"><text:s/></text:span><text:span text:style-name="T11_41">arrived</text:span><text:span text:style-name="T11_42"><text:s/></text:span><text:span text:style-name="T11_43">in</text:span><text:span text:style-name="T11_44"><text:s/></text:span><text:span text:style-name="T11_45">town</text:span><text:span text:style-name="T11_46"><text:s/></text:span><text:span text:style-name="T11_47">in</text:span><text:span text:style-name="T11_48"><text:s/></text:span><text:span text:style-name="T11_49">your</text:span><text:span text:style-name="T11_50"><text:s/></text:span><text:span text:style-name="T11_51">old</text:span><text:span text:style-name="T11_52"><text:s/></text:span><text:span text:style-name="T11_53">travel</text:span><text:span text:style-name="T11_54"><text:s/></text:span><text:span text:style-name="T11_55">clothes</text:span><text:span text:style-name="T11_56"><text:s/></text:span><text:span text:style-name="T11_57">and</text:span><text:span text:style-name="T11_58"><text:s/></text:span><text:span text:style-name="T11_59">the</text:span><text:span text:style-name="T11_60"><text:s/></text:span><text:span text:style-name="T11_61">wagon</text:span><text:span text:style-name="T11_62"><text:s/></text:span><text:span text:style-name="T11_63">bringing</text:span><text:span text:style-name="T11_64"><text:s/></text:span><text:span text:style-name="T11_65">the</text:span><text:span text:style-name="T11_66"><text:s/></text:span><text:span text:style-name="T11_67">rest</text:span><text:span text:style-name="T11_68"><text:s/></text:span><text:span text:style-name="T11_69">of</text:span><text:span text:style-name="T11_70"><text:s/></text:span><text:span text:style-name="T11_71">your</text:span><text:span text:style-name="T11_72"><text:s/></text:span><text:span text:style-name="T11_73">belongings</text:span><text:span text:style-name="T11_74"><text:s/></text:span><text:span text:style-name="T11_75">never</text:span><text:span text:style-name="T11_76"><text:s/></text:span><text:span text:style-name="T11_77">showed</text:span><text:span text:style-name="T11_78"><text:s/></text:span><text:span text:style-name="T11_79">up</text:span><text:span text:style-name="T11_80">!<text:s/></text:span><text:span text:style-name="T11_81">Luckily</text:span><text:span text:style-name="T11_82"><text:s/></text:span><text:span text:style-name="T11_83">you</text:span><text:span text:style-name="T11_84"><text:s/></text:span><text:span text:style-name="T11_85">had</text:span><text:span text:style-name="T11_86"><text:s/></text:span><text:span text:style-name="T11_87">a</text:span><text:span text:style-name="T11_88"><text:s/></text:span><text:span text:style-name="T11_89">few</text:span><text:span text:style-name="T11_90"><text:s/></text:span><text:span text:style-name="T11_91">minor</text:span><text:span text:style-name="T11_92"><text:s/></text:span><text:span text:style-name="T11_93">items</text:span><text:span text:style-name="T11_94"><text:s/></text:span><text:span text:style-name="T11_95">in</text:span><text:span text:style-name="T11_96"><text:s/></text:span><text:span text:style-name="T11_97">your</text:span><text:span text:style-name="T11_98"><text:s/></text:span><text:span text:style-name="T11_99">pockets</text:span><text:span text:style-name="T11_100"><text:s/></text:span><text:span text:style-name="T11_101">or</text:span><text:span text:style-name="T11_102"><text:s/></text:span><text:span text:style-name="T11_103">you</text:span><text:span text:style-name="T11_104"><text:s/></text:span><text:span text:style-name="T11_105">would</text:span><text:span text:style-name="T11_106"><text:s/></text:span><text:span text:style-name="T11_107">never</text:span><text:span text:style-name="T11_108"><text:s/></text:span><text:span text:style-name="T11_109">have</text:span><text:span text:style-name="T11_110"><text:s/></text:span><text:span text:style-name="T11_111">survived</text:span><text:span text:style-name="T11_112">.<text:s/></text:span><text:span text:style-name="T11_113">You</text:span><text:span text:style-name="T11_114">’</text:span><text:span text:style-name="T11_115">ll</text:span><text:span text:style-name="T11_116"><text:s/></text:span><text:span text:style-name="T11_117">never</text:span><text:span text:style-name="T11_118"><text:s/></text:span><text:span text:style-name="T11_119">convince</text:span><text:span text:style-name="T11_120"><text:s/></text:span><text:span text:style-name="T11_121">people</text:span><text:span text:style-name="T11_122"><text:s/></text:span><text:span text:style-name="T11_123">that</text:span><text:span text:style-name="T11_124"><text:s/></text:span><text:span text:style-name="T11_125">you</text:span><text:span text:style-name="T11_126">’</text:span><text:span text:style-name="T11_127">re</text:span><text:span text:style-name="T11_128"><text:s/></text:span><text:span text:style-name="T11_129">rich</text:span><text:span text:style-name="T11_130"><text:s/></text:span><text:span text:style-name="T11_131">looking</text:span><text:span text:style-name="T11_132"><text:s/></text:span><text:span text:style-name="T11_133">like</text:span><text:span text:style-name="T11_134"><text:s/></text:span><text:span text:style-name="T11_135">this</text:span><text:span text:style-name="T11_136">.<text:s/></text:span><text:span text:style-name="T11_137">Hopefully</text:span><text:span text:style-name="T11_138"><text:s/></text:span><text:span text:style-name="T11_139">your</text:span><text:span text:style-name="T11_140"><text:s/></text:span><text:span text:style-name="T11_141">Scottish</text:span><text:span text:style-name="T11_142"><text:s/></text:span><text:span text:style-name="T11_143">charm</text:span><text:span text:style-name="T11_144"><text:s/></text:span><text:span text:style-name="T11_145">and</text:span><text:span text:style-name="T11_146"><text:s/></text:span><text:span text:style-name="T11_147">wit</text:span><text:span text:style-name="T11_148"><text:s/></text:span><text:span text:style-name="T11_149">can</text:span><text:span text:style-name="T11_150"><text:s/></text:span><text:span text:style-name="T11_151">convince</text:span><text:span text:style-name="T11_152"><text:s/></text:span><text:span text:style-name="T11_153">some</text:span><text:span text:style-name="T11_154"><text:s/></text:span><text:span text:style-name="T11_155">people</text:span><text:span text:style-name="T11_156"><text:s/></text:span><text:span text:style-name="T11_157">to</text:span><text:span text:style-name="T11_158"><text:s/></text:span><text:span text:style-name="T11_159">lend</text:span><text:span text:style-name="T11_160"><text:s/></text:span><text:span text:style-name="T11_161">you</text:span><text:span text:style-name="T11_162"><text:s/></text:span><text:span text:style-name="T11_163">some</text:span><text:span text:style-name="T11_164"><text:s/></text:span><text:span text:style-name="T11_165">clothes</text:span><text:span text:style-name="T11_166">.<text:s/></text:span></text:p>
      <text:p text:style-name="P12"/>
      <text:p text:style-name="P13"><text:span text:style-name="T13_1">You</text:span><text:span text:style-name="T13_2">’</text:span><text:span text:style-name="T13_3">re</text:span><text:span text:style-name="T13_4"><text:s/></text:span><text:span text:style-name="T13_5">not</text:span><text:span text:style-name="T13_6"><text:s/></text:span><text:span text:style-name="T13_7">sure</text:span><text:span text:style-name="T13_8"><text:s/></text:span><text:span text:style-name="T13_9">about</text:span><text:span text:style-name="T13_10"><text:s/></text:span><text:span text:style-name="T13_11">this</text:span><text:span text:style-name="T13_12"><text:s/></text:span><text:span text:style-name="T13_13">town</text:span><text:span text:style-name="T13_14">,<text:s/></text:span><text:span text:style-name="T13_15">you</text:span><text:span text:style-name="T13_16"><text:s/></text:span><text:span text:style-name="T13_17">saw</text:span><text:span text:style-name="T13_18"><text:s/></text:span><text:span text:style-name="T13_19">someone</text:span><text:span text:style-name="T13_20"><text:s/></text:span><text:span text:style-name="T13_21">dressed</text:span><text:span text:style-name="T13_22"><text:s/></text:span><text:span text:style-name="T13_23">in</text:span><text:span text:style-name="T13_24"><text:s/></text:span><text:span text:style-name="T13_25">fancy</text:span><text:span text:style-name="T13_26"><text:s/></text:span><text:span text:style-name="T13_27">clothes</text:span><text:span text:style-name="T13_28"><text:s/></text:span><text:span text:style-name="T13_29">sneaking</text:span><text:span text:style-name="T13_30"><text:s/></text:span><text:span text:style-name="T13_31">around</text:span><text:span text:style-name="T13_32"><text:s/></text:span><text:span text:style-name="T13_33">holding</text:span><text:span text:style-name="T13_34"><text:s/></text:span><text:span text:style-name="T13_35">occult</text:span><text:span text:style-name="T13_36"><text:s/></text:span><text:span text:style-name="T13_37">items</text:span><text:span text:style-name="T13_38">.<text:s/></text:span><text:span text:style-name="T13_39">Weird</text:span><text:span text:style-name="T13_40"><text:s/></text:span><text:span text:style-name="T13_41">Lutonites</text:span><text:span text:style-name="T13_42">.</text:span></text:p>
      <text:p text:style-name="P14"/>
      <text:p text:style-name="P15"><text:span text:style-name="T15_1">You</text:span><text:span text:style-name="T15_2">’</text:span><text:span text:style-name="T15_3">ve</text:span><text:span text:style-name="T15_4"><text:s/></text:span><text:span text:style-name="T15_5">heard</text:span><text:span text:style-name="T15_6"><text:s/></text:span><text:span text:style-name="T15_7">that</text:span><text:span text:style-name="T15_8"><text:s/></text:span><text:span text:style-name="T15_9">Duke</text:span><text:span text:style-name="T15_10"><text:s/></text:span><text:span text:style-name="T15_11">Smallwood</text:span><text:span text:style-name="T15_12"><text:s/></text:span><text:span text:style-name="T15_13">was</text:span><text:span text:style-name="T15_14"><text:s/></text:span><text:span text:style-name="T15_15">intending</text:span><text:span text:style-name="T15_16"><text:s/></text:span><text:span text:style-name="T15_17">to</text:span><text:span text:style-name="T15_18"><text:s/></text:span><text:span text:style-name="T15_19">announce</text:span><text:span text:style-name="T15_20"><text:s/></text:span><text:span text:style-name="T15_21">his</text:span><text:span text:style-name="T15_22"><text:s/></text:span><text:span text:style-name="T15_23">decision</text:span><text:span text:style-name="T15_24"><text:s/></text:span><text:span text:style-name="T15_25">regarding</text:span><text:span text:style-name="T15_26"><text:s/></text:span><text:span text:style-name="T15_27">a</text:span><text:span text:style-name="T15_28"><text:s/></text:span><text:span text:style-name="T15_29">proposed</text:span><text:span text:style-name="T15_30"><text:s/></text:span><text:span text:style-name="T15_31">tax</text:span><text:span text:style-name="T15_32"><text:s/></text:span><text:span text:style-name="T15_33">increase</text:span><text:span text:style-name="T15_34"><text:s/></text:span><text:span text:style-name="T15_35">this</text:span><text:span text:style-name="T15_36"><text:s/></text:span><text:span text:style-name="T15_37">evening</text:span><text:span text:style-name="T15_38">.<text:s/></text:span><text:span text:style-name="T15_39">Now</text:span><text:span text:style-name="T15_40"><text:s/></text:span><text:span text:style-name="T15_41">that</text:span><text:span text:style-name="T15_42"><text:s/></text:span><text:span text:style-name="T15_43">he</text:span><text:span text:style-name="T15_44"><text:s/></text:span><text:span text:style-name="T15_45">has</text:span><text:span text:style-name="T15_46"><text:s/></text:span><text:span text:style-name="T15_47">been</text:span><text:span text:style-name="T15_48"><text:s/></text:span><text:span text:style-name="T15_49">murdered</text:span><text:span text:style-name="T15_50"><text:s/></text:span><text:span text:style-name="T15_51">the</text:span><text:span text:style-name="T15_52"><text:s/></text:span><text:span text:style-name="T15_53">decision</text:span><text:span text:style-name="T15_54"><text:s/></text:span><text:span text:style-name="T15_55">will</text:span><text:span text:style-name="T15_56"><text:s/></text:span><text:span text:style-name="T15_57">fall</text:span><text:span text:style-name="T15_58"><text:s/></text:span><text:span text:style-name="T15_59">to</text:span><text:span text:style-name="T15_60"><text:s/></text:span><text:span text:style-name="T15_61">Duchess</text:span><text:span text:style-name="T15_62"><text:s/></text:span><text:span text:style-name="T15_63">Agnes</text:span><text:span text:style-name="T15_64"><text:s/></text:span><text:span text:style-name="T15_65">Smallwood</text:span><text:span text:style-name="T15_66">.<text:s/></text:span><text:span text:style-name="T15_67">A</text:span><text:span text:style-name="T15_68"><text:s/></text:span><text:span text:style-name="T15_69">tax</text:span><text:span text:style-name="T15_70"><text:s/></text:span><text:span text:style-name="T15_71">increase</text:span><text:span text:style-name="T15_72"><text:s/></text:span><text:span text:style-name="T15_73">will</text:span><text:span text:style-name="T15_74"><text:s/></text:span><text:span text:style-name="T15_75">be</text:span><text:span text:style-name="T15_76"><text:s/></text:span><text:span text:style-name="T15_77">bad</text:span><text:span text:style-name="T15_78"><text:s/></text:span><text:span text:style-name="T15_79">for</text:span><text:span text:style-name="T15_80"><text:s/></text:span><text:span text:style-name="T15_81">business</text:span><text:span text:style-name="T15_82">!<text:s/></text:span><text:span text:style-name="T15_83">You</text:span><text:span text:style-name="T15_84"><text:s/></text:span><text:span text:style-name="T15_85">intend</text:span><text:span text:style-name="T15_86"><text:s/></text:span><text:span text:style-name="T15_87">to</text:span><text:span text:style-name="T15_88"><text:s/></text:span><text:span text:style-name="T15_89">lobby</text:span><text:span text:style-name="T15_90"><text:s/></text:span><text:span text:style-name="T15_91">the</text:span><text:span text:style-name="T15_92"><text:s/></text:span><text:span text:style-name="T15_93">Duchess</text:span><text:span text:style-name="T15_94"><text:s/></text:span><text:span text:style-name="T15_95">and</text:span><text:span text:style-name="T15_96"><text:s/></text:span><text:span text:style-name="T15_97">make</text:span><text:span text:style-name="T15_98"><text:s/></text:span><text:span text:style-name="T15_99">sure</text:span><text:span text:style-name="T15_100"><text:s/></text:span><text:span text:style-name="T15_101">she</text:span><text:span text:style-name="T15_102"><text:s/></text:span><text:span text:style-name="T15_103">doesn</text:span><text:span text:style-name="T15_104">’</text:span><text:span text:style-name="T15_105">t</text:span><text:span text:style-name="T15_106"><text:s/></text:span><text:span text:style-name="T15_107">increase</text:span><text:span text:style-name="T15_108"><text:s/></text:span><text:span text:style-name="T15_109">the</text:span><text:span text:style-name="T15_110"><text:s/></text:span><text:span text:style-name="T15_111">town</text:span><text:span text:style-name="T15_112">’</text:span><text:span text:style-name="T15_113">s</text:span><text:span text:style-name="T15_114"><text:s/></text:span><text:span text:style-name="T15_115">taxes</text:span><text:span text:style-name="T15_116">.</text:span></text:p>
      <text:p text:style-name="P16"/>
      <text:p text:style-name="P17"><text:span text:style-name="T17_1">You</text:span><text:span text:style-name="T17_2"><text:s/></text:span><text:span text:style-name="T17_3">also</text:span><text:span text:style-name="T17_4"><text:s/></text:span><text:span text:style-name="T17_5">picked</text:span><text:span text:style-name="T17_6"><text:s/></text:span><text:span text:style-name="T17_7">up</text:span><text:span text:style-name="T17_8"><text:s/></text:span><text:span text:style-name="T17_9">a</text:span><text:span text:style-name="T17_10"><text:s/></text:span><text:span text:style-name="T17_11">letter</text:span><text:span text:style-name="T17_12"><text:s/></text:span><text:span text:style-name="T17_13">addressed</text:span><text:span text:style-name="T17_14"><text:s/></text:span><text:span text:style-name="T17_15">to</text:span><text:span text:style-name="T17_16"><text:s/></text:span><text:span text:style-name="T17_17">a</text:span><text:span text:style-name="T17_18"><text:s/></text:span><text:span text:style-name="T17_19">Laverne</text:span><text:span text:style-name="T17_20"><text:s/></text:span><text:span text:style-name="T17_21">Cuer</text:span><text:span text:style-name="T17_22">.<text:s/></text:span><text:span text:style-name="T17_23">You</text:span><text:span text:style-name="T17_24"><text:s/></text:span><text:span text:style-name="T17_25">haven</text:span><text:span text:style-name="T17_26">’</text:span><text:span text:style-name="T17_27">t</text:span><text:span text:style-name="T17_28"><text:s/></text:span><text:span text:style-name="T17_29">met</text:span><text:span text:style-name="T17_30"><text:s/></text:span><text:span text:style-name="T17_31">Laverne</text:span><text:span text:style-name="T17_32"><text:s/></text:span><text:span text:style-name="T17_33">before</text:span><text:span text:style-name="T17_34"><text:s/></text:span><text:span text:style-name="T17_35">but</text:span><text:span text:style-name="T17_36"><text:s/></text:span><text:span text:style-name="T17_37">this</text:span><text:span text:style-name="T17_38"><text:s/></text:span><text:span text:style-name="T17_39">letter</text:span><text:span text:style-name="T17_40"><text:s/></text:span><text:span text:style-name="T17_41">addressed</text:span><text:span text:style-name="T17_42"><text:s/></text:span><text:span text:style-name="T17_43">to</text:span><text:span text:style-name="T17_44"><text:s/></text:span><text:span text:style-name="T17_45">him</text:span><text:span text:style-name="T17_46"><text:s/></text:span><text:span text:style-name="T17_47">is</text:span><text:span text:style-name="T17_48"><text:s/></text:span><text:span text:style-name="T17_49">a</text:span><text:span text:style-name="T17_50"><text:s/></text:span><text:span text:style-name="T17_51">little</text:span><text:span text:style-name="T17_52"><text:s/></text:span><text:span text:style-name="T17_53">worrying</text:span><text:span text:style-name="T17_54">.<text:s/></text:span><text:span text:style-name="T17_55">You</text:span><text:span text:style-name="T17_56">’</text:span><text:span text:style-name="T17_57">re</text:span><text:span text:style-name="T17_58"><text:s/></text:span><text:span text:style-name="T17_59">not</text:span><text:span text:style-name="T17_60"><text:s/></text:span><text:span text:style-name="T17_61">sure</text:span><text:span text:style-name="T17_62"><text:s/></text:span><text:span text:style-name="T17_63">whether</text:span><text:span text:style-name="T17_64"><text:s/></text:span><text:span text:style-name="T17_65">you</text:span><text:span text:style-name="T17_66"><text:s/></text:span><text:span text:style-name="T17_67">should</text:span><text:span text:style-name="T17_68"><text:s/></text:span><text:span text:style-name="T17_69">give</text:span><text:span text:style-name="T17_70"><text:s/></text:span><text:span text:style-name="T17_71">it</text:span><text:span text:style-name="T17_72"><text:s/></text:span><text:span text:style-name="T17_73">to</text:span><text:span text:style-name="T17_74"><text:s/></text:span><text:span text:style-name="T17_75">him</text:span><text:span text:style-name="T17_76">.</text:span></text:p>
      <text:p text:style-name="P18"/>
      <text:p text:style-name="P19"/>
      <text:p text:style-name="P20"/>
      <text:h text:style-name="P21" text:outline-level="10"><text:bookmark-start text:name="h.dcs7jlyei6z8"/><text:bookmark-end text:name="h.dcs7jlyei6z8"/><text:span text:style-name="T21_1">Other</text:span><text:span text:style-name="T21_2"><text:s/></text:span><text:span text:style-name="T21_3">People</text:span></text:h>
      <text:p text:style-name="P22"/>
      <text:p text:style-name="P23"><text:span text:style-name="T23_1">James</text:span><text:span text:style-name="T23_2"><text:s/></text:span><text:span text:style-name="T23_3">Farthing</text:span><text:span text:style-name="T23_4"><text:s/>-<text:s/></text:span><text:span text:style-name="T23_5">A</text:span><text:span text:style-name="T23_6"><text:s/></text:span><text:span text:style-name="T23_7">rich</text:span><text:span text:style-name="T23_8"><text:s/></text:span><text:span text:style-name="T23_9">noble</text:span><text:span text:style-name="T23_10">,<text:s/></text:span><text:span text:style-name="T23_11">likely</text:span><text:span text:style-name="T23_12"><text:s/></text:span><text:span text:style-name="T23_13">to</text:span><text:span text:style-name="T23_14"><text:s/></text:span><text:span text:style-name="T23_15">oppose</text:span><text:span text:style-name="T23_16"><text:s/></text:span><text:span text:style-name="T23_17">the</text:span><text:span text:style-name="T23_18"><text:s/></text:span><text:span text:style-name="T23_19">tax</text:span><text:span text:style-name="T23_20"><text:s/></text:span><text:span text:style-name="T23_21">increase</text:span><text:span text:style-name="T23_22">.</text:span></text:p>
      <text:h text:style-name="P24" text:outline-level="10"><text:bookmark-start text:name="h.uu4mdpdlrzr4"/><text:bookmark-end text:name="h.uu4mdpdlrzr4"/></text:h>
      <text:h text:style-name="P25" text:outline-level="10"><text:bookmark-start text:name="h.smozei29wfk2"/><text:bookmark-end text:name="h.smozei29wfk2"/><text:span text:style-name="T25_1">Your</text:span><text:span text:style-name="T25_2"><text:s/></text:span><text:span text:style-name="T25_3">Goals</text:span></text:h>
      <text:list text:style-name="LS1" xml:id="list0">
        <text:list-item>
          <text:p text:style-name="P26"><text:span text:style-name="T26_1">Swap</text:span><text:span text:style-name="T26_2"><text:s/></text:span><text:span text:style-name="T26_3">clothes</text:span><text:span text:style-name="T26_4"><text:s/></text:span><text:span text:style-name="T26_5">with</text:span><text:span text:style-name="T26_6"><text:s/></text:span><text:span text:style-name="T26_7">someone</text:span><text:span text:style-name="T26_8"><text:s/></text:span><text:span text:style-name="T26_9">wealthy</text:span><text:span text:style-name="T26_10"><text:s/></text:span><text:span text:style-name="T26_11">or</text:span><text:span text:style-name="T26_12"><text:s/></text:span><text:span text:style-name="T26_13">convince</text:span><text:span text:style-name="T26_14"><text:s/></text:span><text:span text:style-name="T26_15">someone</text:span><text:span text:style-name="T26_16"><text:s/></text:span><text:span text:style-name="T26_17">to</text:span><text:span text:style-name="T26_18"><text:s/></text:span><text:span text:style-name="T26_19">give</text:span><text:span text:style-name="T26_20"><text:s/></text:span><text:span text:style-name="T26_21">you</text:span><text:span text:style-name="T26_22"><text:s/></text:span><text:span text:style-name="T26_23">some</text:span><text:span text:style-name="T26_24"><text:s/></text:span><text:span text:style-name="T26_25">nicer</text:span><text:span text:style-name="T26_26"><text:s/></text:span><text:span text:style-name="T26_27">clothes</text:span><text:span text:style-name="T26_28">.</text:span></text:p>
        </text:list-item>
      </text:list>
      <text:p text:style-name="P27"/>
      <text:list text:style-name="LS1" xml:id="list1">
        <text:list-item>
          <text:p text:style-name="P28"><text:span text:style-name="T28_1">Find</text:span><text:span text:style-name="T28_2"><text:s/></text:span><text:span text:style-name="T28_3">out</text:span><text:span text:style-name="T28_4"><text:s/></text:span><text:span text:style-name="T28_5">as</text:span><text:span text:style-name="T28_6"><text:s/></text:span><text:span text:style-name="T28_7">much</text:span><text:span text:style-name="T28_8"><text:s/></text:span><text:span text:style-name="T28_9">information</text:span><text:span text:style-name="T28_10"><text:s/></text:span><text:span text:style-name="T28_11">as</text:span><text:span text:style-name="T28_12"><text:s/></text:span><text:span text:style-name="T28_13">you</text:span><text:span text:style-name="T28_14"><text:s/></text:span><text:span text:style-name="T28_15">can</text:span><text:span text:style-name="T28_16"><text:s/></text:span><text:span text:style-name="T28_17">about</text:span><text:span text:style-name="T28_18"><text:s/></text:span><text:span text:style-name="T28_19">the</text:span><text:span text:style-name="T28_20"><text:s/></text:span><text:span text:style-name="T28_21">town</text:span><text:span text:style-name="T28_22">’</text:span><text:span text:style-name="T28_23">s</text:span><text:span text:style-name="T28_24"><text:s/></text:span><text:span text:style-name="T28_25">businesses</text:span><text:span text:style-name="T28_26">.</text:span></text:p>
        </text:list-item>
      </text:list>
      <text:p text:style-name="P29"/>
      <text:list text:style-name="LS1" xml:id="list2">
        <text:list-item>
          <text:p text:style-name="P30"><text:span text:style-name="T30_1">Invest</text:span><text:span text:style-name="T30_2"><text:s/></text:span><text:span text:style-name="T30_3">in</text:span><text:span text:style-name="T30_4"><text:s/></text:span><text:span text:style-name="T30_5">two</text:span><text:span text:style-name="T30_6"><text:s/></text:span><text:span text:style-name="T30_7">successful</text:span><text:span text:style-name="T30_8"><text:s/></text:span><text:span text:style-name="T30_9">businesses</text:span><text:span text:style-name="T30_10"><text:s/>(</text:span><text:span text:style-name="T30_11">as</text:span><text:span text:style-name="T30_12"><text:s/></text:span><text:span text:style-name="T30_13">specified</text:span><text:span text:style-name="T30_14"><text:s/></text:span><text:span text:style-name="T30_15">in</text:span><text:span text:style-name="T30_16"><text:s/></text:span><text:span text:style-name="T30_17">the</text:span><text:span text:style-name="T30_18"><text:s/></text:span><text:span text:style-name="T30_19">will</text:span><text:span text:style-name="T30_20">).<text:s/></text:span><text:span text:style-name="T30_21">Once</text:span><text:span text:style-name="T30_22"><text:s/></text:span><text:span text:style-name="T30_23">you</text:span><text:span text:style-name="T30_24"><text:s/></text:span><text:span text:style-name="T30_25">have</text:span><text:span text:style-name="T30_26"><text:s/></text:span><text:span text:style-name="T30_27">the</text:span><text:span text:style-name="T30_28"><text:s/></text:span><text:span text:style-name="T30_29">deeds</text:span><text:span text:style-name="T30_30"><text:s/></text:span><text:span text:style-name="T30_31">to</text:span><text:span text:style-name="T30_32"><text:s/></text:span><text:span text:style-name="T30_33">two</text:span><text:span text:style-name="T30_34"><text:s/></text:span><text:span text:style-name="T30_35">successful</text:span><text:span text:style-name="T30_36"><text:s/></text:span><text:span text:style-name="T30_37">businesses</text:span><text:span text:style-name="T30_38"><text:s/></text:span><text:span text:style-name="T30_39">you</text:span><text:span text:style-name="T30_40"><text:s/></text:span><text:span text:style-name="T30_41">will</text:span><text:span text:style-name="T30_42"><text:s/></text:span><text:span text:style-name="T30_43">receive</text:span><text:span text:style-name="T30_44"><text:s/>300<text:s/></text:span><text:span text:style-name="T30_45">pounds</text:span><text:span text:style-name="T30_46"><text:s/></text:span><text:span text:style-name="T30_47">from</text:span><text:span text:style-name="T30_48"><text:s/></text:span><text:span text:style-name="T30_49">the</text:span><text:span text:style-name="T30_50"><text:s/></text:span><text:span text:style-name="T30_51">host</text:span><text:span text:style-name="T30_52">.</text:span></text:p>
        </text:list-item>
      </text:list>
      <text:p text:style-name="P31"/>
      <text:list text:style-name="LS1" xml:id="list3">
        <text:list-item>
          <text:p text:style-name="P32"><text:span text:style-name="T32_1">Oppose</text:span><text:span text:style-name="T32_2"><text:s/></text:span><text:span text:style-name="T32_3">the</text:span><text:span text:style-name="T32_4"><text:s/></text:span><text:span text:style-name="T32_5">tax</text:span><text:span text:style-name="T32_6"><text:s/></text:span><text:span text:style-name="T32_7">increase</text:span><text:span text:style-name="T32_8"><text:s/></text:span><text:span text:style-name="T32_9">mooted</text:span><text:span text:style-name="T32_10"><text:s/></text:span><text:span text:style-name="T32_11">by</text:span><text:span text:style-name="T32_12"><text:s/></text:span><text:span text:style-name="T32_13">the</text:span><text:span text:style-name="T32_14"><text:s/></text:span><text:span text:style-name="T32_15">Smallwoods</text:span><text:span text:style-name="T32_16">.</text:span></text:p>
        </text:list-item>
      </text:list>
      <text:p text:style-name="P33"/>
      <text:list text:style-name="LS1" xml:id="list4">
        <text:list-item>
          <text:p text:style-name="P34"><text:span text:style-name="T34_1">Solve</text:span><text:span text:style-name="T34_2"><text:s/></text:span><text:span text:style-name="T34_3">the</text:span><text:span text:style-name="T34_4"><text:s/></text:span><text:span text:style-name="T34_5">murd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